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8800" officeooo:paragraph-rsid="00038800"/>
    </style:style>
    <style:style style:name="P2" style:family="paragraph" style:parent-style-name="Standard">
      <style:text-properties officeooo:rsid="0005121a" officeooo:paragraph-rsid="0005121a"/>
    </style:style>
    <style:style style:name="P3" style:family="paragraph" style:parent-style-name="Standard">
      <style:text-properties officeooo:rsid="0005121a" officeooo:paragraph-rsid="0006ada9"/>
    </style:style>
    <style:style style:name="P4" style:family="paragraph" style:parent-style-name="Standard">
      <style:text-properties officeooo:rsid="0006ada9" officeooo:paragraph-rsid="00085f08"/>
    </style:style>
    <style:style style:name="P5" style:family="paragraph" style:parent-style-name="Standard">
      <style:text-properties officeooo:rsid="0007e963" officeooo:paragraph-rsid="0007e963"/>
    </style:style>
    <style:style style:name="P6" style:family="paragraph" style:parent-style-name="Standard">
      <style:text-properties officeooo:rsid="0007e963" officeooo:paragraph-rsid="001e9dfc"/>
    </style:style>
    <style:style style:name="P7" style:family="paragraph" style:parent-style-name="Standard">
      <style:text-properties officeooo:rsid="00085f08" officeooo:paragraph-rsid="00085f08"/>
    </style:style>
    <style:style style:name="P8" style:family="paragraph" style:parent-style-name="Standard">
      <style:text-properties officeooo:rsid="000975b3" officeooo:paragraph-rsid="000975b3"/>
    </style:style>
    <style:style style:name="P9" style:family="paragraph" style:parent-style-name="Standard">
      <style:text-properties officeooo:rsid="000e392c" officeooo:paragraph-rsid="000e392c"/>
    </style:style>
    <style:style style:name="P10" style:family="paragraph" style:parent-style-name="Standard">
      <style:text-properties officeooo:rsid="000e392c" officeooo:paragraph-rsid="00144935"/>
    </style:style>
    <style:style style:name="P11" style:family="paragraph" style:parent-style-name="Standard">
      <style:text-properties officeooo:rsid="000e392c" officeooo:paragraph-rsid="00149e1e"/>
    </style:style>
    <style:style style:name="P12" style:family="paragraph" style:parent-style-name="Standard">
      <style:text-properties officeooo:rsid="000dd1d4" officeooo:paragraph-rsid="000dd1d4"/>
    </style:style>
    <style:style style:name="P13" style:family="paragraph" style:parent-style-name="Standard">
      <style:text-properties fo:font-weight="bold" officeooo:rsid="00038800" officeooo:paragraph-rsid="00038800" fo:background-color="#ffffff" style:font-weight-asian="bold" style:font-weight-complex="bold"/>
    </style:style>
    <style:style style:name="P14" style:family="paragraph" style:parent-style-name="Standard">
      <style:text-properties fo:font-weight="bold" officeooo:rsid="000e392c" officeooo:paragraph-rsid="000e392c" style:font-weight-asian="bold" style:font-weight-complex="bold"/>
    </style:style>
    <style:style style:name="P15" style:family="paragraph" style:parent-style-name="Standard">
      <style:text-properties fo:font-weight="bold" officeooo:rsid="00149e1e" officeooo:paragraph-rsid="00149e1e" style:font-weight-asian="bold" style:font-weight-complex="bold"/>
    </style:style>
    <style:style style:name="P16" style:family="paragraph" style:parent-style-name="Standard">
      <style:text-properties fo:font-weight="bold" officeooo:rsid="0019f983" officeooo:paragraph-rsid="0019f983" style:font-weight-asian="bold" style:font-weight-complex="bold"/>
    </style:style>
    <style:style style:name="P17" style:family="paragraph" style:parent-style-name="Standard">
      <style:text-properties fo:font-weight="bold" officeooo:rsid="001e9dfc" officeooo:paragraph-rsid="001e9dfc" style:font-weight-asian="bold" style:font-weight-complex="bold"/>
    </style:style>
    <style:style style:name="P18" style:family="paragraph" style:parent-style-name="Standard">
      <style:text-properties fo:font-weight="bold" officeooo:rsid="00264dc0" officeooo:paragraph-rsid="00264dc0" style:font-weight-asian="bold" style:font-weight-complex="bold"/>
    </style:style>
    <style:style style:name="P19" style:family="paragraph" style:parent-style-name="Standard">
      <style:text-properties fo:font-weight="bold" officeooo:rsid="00302919" officeooo:paragraph-rsid="00302919" style:font-weight-asian="bold" style:font-weight-complex="bold"/>
    </style:style>
    <style:style style:name="P20" style:family="paragraph" style:parent-style-name="Standard">
      <style:text-properties fo:font-weight="normal" officeooo:rsid="0011155c" officeooo:paragraph-rsid="0011155c" fo:background-color="#ffffff" style:font-weight-asian="normal" style:font-weight-complex="normal"/>
    </style:style>
    <style:style style:name="P21" style:family="paragraph" style:parent-style-name="Standard">
      <style:text-properties fo:font-weight="normal" officeooo:rsid="00129da2" officeooo:paragraph-rsid="00129da2" fo:background-color="#ffffff" style:font-weight-asian="normal" style:font-weight-complex="normal"/>
    </style:style>
    <style:style style:name="P22" style:family="paragraph" style:parent-style-name="Standard">
      <style:text-properties fo:font-weight="normal" officeooo:rsid="00149e1e" officeooo:paragraph-rsid="00149e1e" style:font-weight-asian="normal" style:font-weight-complex="normal"/>
    </style:style>
    <style:style style:name="P23" style:family="paragraph" style:parent-style-name="Standard">
      <style:text-properties fo:font-weight="normal" officeooo:rsid="00156942" officeooo:paragraph-rsid="00156942" style:font-weight-asian="normal" style:font-weight-complex="normal"/>
    </style:style>
    <style:style style:name="P24" style:family="paragraph" style:parent-style-name="Standard">
      <style:text-properties fo:font-weight="normal" officeooo:rsid="0017ff12" officeooo:paragraph-rsid="0017ff12" style:font-weight-asian="normal" style:font-weight-complex="normal"/>
    </style:style>
    <style:style style:name="P25" style:family="paragraph" style:parent-style-name="Standard">
      <style:text-properties fo:font-weight="normal" officeooo:rsid="0018ecb8" officeooo:paragraph-rsid="0018ecb8" style:font-weight-asian="normal" style:font-weight-complex="normal"/>
    </style:style>
    <style:style style:name="P26" style:family="paragraph" style:parent-style-name="Standard">
      <style:text-properties fo:font-weight="normal" officeooo:rsid="001d1443" officeooo:paragraph-rsid="001d1443" style:font-weight-asian="normal" style:font-weight-complex="normal"/>
    </style:style>
    <style:style style:name="P27" style:family="paragraph" style:parent-style-name="Standard">
      <style:text-properties fo:font-weight="normal" officeooo:rsid="0022d375" officeooo:paragraph-rsid="0022d375" style:font-weight-asian="normal" style:font-weight-complex="normal"/>
    </style:style>
    <style:style style:name="P28" style:family="paragraph" style:parent-style-name="Standard">
      <style:text-properties fo:font-weight="normal" officeooo:rsid="00244afa" officeooo:paragraph-rsid="00244afa" style:font-weight-asian="normal" style:font-weight-complex="normal"/>
    </style:style>
    <style:style style:name="P29" style:family="paragraph" style:parent-style-name="Standard">
      <style:text-properties fo:font-weight="normal" officeooo:rsid="002cbaae" officeooo:paragraph-rsid="002cbaae" style:font-weight-asian="normal" style:font-weight-complex="normal"/>
    </style:style>
    <style:style style:name="P30" style:family="paragraph" style:parent-style-name="Standard">
      <style:text-properties fo:font-weight="normal" officeooo:rsid="002dde39" officeooo:paragraph-rsid="002dde39" style:font-weight-asian="normal" style:font-weight-complex="normal"/>
    </style:style>
    <style:style style:name="P31" style:family="paragraph" style:parent-style-name="Standard">
      <style:text-properties fo:font-weight="normal" officeooo:rsid="00302919" officeooo:paragraph-rsid="00302919" style:font-weight-asian="normal" style:font-weight-complex="normal"/>
    </style:style>
    <style:style style:name="P32" style:family="paragraph" style:parent-style-name="Standard">
      <style:text-properties fo:font-weight="normal" officeooo:rsid="0033b8b4" officeooo:paragraph-rsid="0033b8b4" style:font-weight-asian="normal" style:font-weight-complex="normal"/>
    </style:style>
    <style:style style:name="P33" style:family="paragraph" style:parent-style-name="Standard">
      <style:text-properties fo:font-weight="normal" officeooo:rsid="0035410e" officeooo:paragraph-rsid="0035410e" style:font-weight-asian="normal" style:font-weight-complex="normal"/>
    </style:style>
    <style:style style:name="P34" style:family="paragraph" style:parent-style-name="Standard">
      <style:text-properties fo:font-weight="normal" officeooo:rsid="00367c51" officeooo:paragraph-rsid="00367c51" style:font-weight-asian="normal" style:font-weight-complex="normal"/>
    </style:style>
    <style:style style:name="P35" style:family="paragraph" style:parent-style-name="Standard">
      <style:text-properties officeooo:rsid="00149e1e" officeooo:paragraph-rsid="00149e1e"/>
    </style:style>
    <style:style style:name="P36" style:family="paragraph" style:parent-style-name="Standard">
      <style:text-properties officeooo:rsid="002f2cfa" officeooo:paragraph-rsid="002f2cfa"/>
    </style:style>
    <style:style style:name="P37" style:family="paragraph" style:parent-style-name="Standard">
      <style:text-properties officeooo:rsid="00302919" officeooo:paragraph-rsid="00302919"/>
    </style:style>
    <style:style style:name="P38" style:family="paragraph" style:parent-style-name="Standard">
      <style:paragraph-properties fo:text-align="start" style:justify-single-word="false"/>
      <style:text-properties fo:font-style="normal" fo:font-weight="normal" officeooo:rsid="003840c1" officeooo:paragraph-rsid="003840c1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normal" fo:font-weight="normal" officeooo:rsid="0039f449" officeooo:paragraph-rsid="0039f449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tyle="normal" fo:font-weight="normal" officeooo:rsid="003ba868" officeooo:paragraph-rsid="003ba868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tyle="normal" fo:font-weight="normal" officeooo:rsid="003dcf59" officeooo:paragraph-rsid="003dcf59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tyle="normal" fo:font-weight="normal" officeooo:rsid="003f46da" officeooo:paragraph-rsid="003f46da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tyle="normal" fo:font-weight="normal" officeooo:rsid="003fe374" officeooo:paragraph-rsid="003fe374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tyle="normal" fo:font-weight="normal" officeooo:rsid="00414d52" officeooo:paragraph-rsid="00414d52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tyle="normal" fo:font-weight="normal" officeooo:rsid="0043cc74" officeooo:paragraph-rsid="0043cc74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tyle="normal" fo:font-weight="normal" officeooo:rsid="0045e27d" officeooo:paragraph-rsid="0045e27d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tyle="normal" fo:font-weight="normal" officeooo:rsid="00467e6a" officeooo:paragraph-rsid="00467e6a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tyle="normal" fo:font-weight="bold" officeooo:rsid="00367c51" officeooo:paragraph-rsid="00367c51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tyle="normal" fo:font-weight="bold" officeooo:rsid="003d5f07" officeooo:paragraph-rsid="003d5f07" style:font-style-asian="normal" style:font-weight-asian="bold" style:font-style-complex="normal" style:font-weight-complex="bold"/>
    </style:style>
    <style:style style:name="P50" style:family="paragraph" style:parent-style-name="Standard" style:list-style-name="L1">
      <style:text-properties fo:font-weight="normal" officeooo:rsid="0011155c" officeooo:paragraph-rsid="0011155c" fo:background-color="#ffffff" style:font-weight-asian="normal" style:font-weight-complex="normal"/>
    </style:style>
    <style:style style:name="P51" style:family="paragraph" style:parent-style-name="Standard" style:list-style-name="L2">
      <style:text-properties fo:font-weight="normal" officeooo:rsid="00129da2" officeooo:paragraph-rsid="00129da2" fo:background-color="#ffffff" style:font-weight-asian="normal" style:font-weight-complex="normal"/>
    </style:style>
    <style:style style:name="P52" style:family="paragraph" style:parent-style-name="Standard" style:list-style-name="L13">
      <style:text-properties fo:font-weight="normal" officeooo:rsid="00144935" officeooo:paragraph-rsid="00144935" style:font-weight-asian="normal" style:font-weight-complex="normal"/>
    </style:style>
    <style:style style:name="P53" style:family="paragraph" style:parent-style-name="Standard" style:list-style-name="L14">
      <style:text-properties fo:font-weight="normal" officeooo:rsid="00149e1e" officeooo:paragraph-rsid="00149e1e" style:font-weight-asian="normal" style:font-weight-complex="normal"/>
    </style:style>
    <style:style style:name="P54" style:family="paragraph" style:parent-style-name="Standard" style:list-style-name="L14">
      <style:text-properties fo:font-weight="normal" officeooo:rsid="00156942" officeooo:paragraph-rsid="00156942" style:font-weight-asian="normal" style:font-weight-complex="normal"/>
    </style:style>
    <style:style style:name="P55" style:family="paragraph" style:parent-style-name="Standard" style:list-style-name="L14">
      <style:text-properties fo:font-weight="normal" officeooo:rsid="0016f15a" officeooo:paragraph-rsid="0016f15a" style:font-weight-asian="normal" style:font-weight-complex="normal"/>
    </style:style>
    <style:style style:name="P56" style:family="paragraph" style:parent-style-name="Standard" style:list-style-name="L14">
      <style:text-properties fo:font-weight="normal" officeooo:rsid="00176505" officeooo:paragraph-rsid="00176505" style:font-weight-asian="normal" style:font-weight-complex="normal"/>
    </style:style>
    <style:style style:name="P57" style:family="paragraph" style:parent-style-name="Standard" style:list-style-name="L14">
      <style:text-properties fo:font-weight="normal" officeooo:rsid="0017ff12" officeooo:paragraph-rsid="0017ff12" style:font-weight-asian="normal" style:font-weight-complex="normal"/>
    </style:style>
    <style:style style:name="P58" style:family="paragraph" style:parent-style-name="Standard" style:list-style-name="L14">
      <style:text-properties fo:font-weight="normal" officeooo:rsid="0018ecb8" officeooo:paragraph-rsid="0018ecb8" style:font-weight-asian="normal" style:font-weight-complex="normal"/>
    </style:style>
    <style:style style:name="P59" style:family="paragraph" style:parent-style-name="Standard" style:list-style-name="L15">
      <style:text-properties fo:font-weight="normal" officeooo:rsid="001a7a29" officeooo:paragraph-rsid="001a7a29" style:font-weight-asian="normal" style:font-weight-complex="normal"/>
    </style:style>
    <style:style style:name="P60" style:family="paragraph" style:parent-style-name="Standard" style:list-style-name="L15">
      <style:text-properties fo:font-weight="normal" officeooo:rsid="001b93a6" officeooo:paragraph-rsid="001b93a6" style:font-weight-asian="normal" style:font-weight-complex="normal"/>
    </style:style>
    <style:style style:name="P61" style:family="paragraph" style:parent-style-name="Standard" style:list-style-name="L15">
      <style:text-properties fo:font-weight="normal" officeooo:rsid="001d1443" officeooo:paragraph-rsid="001d1443" style:font-weight-asian="normal" style:font-weight-complex="normal"/>
    </style:style>
    <style:style style:name="P62" style:family="paragraph" style:parent-style-name="Standard" style:list-style-name="L15">
      <style:text-properties fo:font-weight="normal" officeooo:rsid="001e9dfc" officeooo:paragraph-rsid="001e9dfc" style:font-weight-asian="normal" style:font-weight-complex="normal"/>
    </style:style>
    <style:style style:name="P63" style:family="paragraph" style:parent-style-name="Standard" style:list-style-name="L16">
      <style:text-properties fo:font-weight="normal" officeooo:rsid="0020cda6" officeooo:paragraph-rsid="0020cda6" style:font-weight-asian="normal" style:font-weight-complex="normal"/>
    </style:style>
    <style:style style:name="P64" style:family="paragraph" style:parent-style-name="Standard" style:list-style-name="L16">
      <style:text-properties fo:font-weight="normal" officeooo:rsid="002270a8" officeooo:paragraph-rsid="002270a8" style:font-weight-asian="normal" style:font-weight-complex="normal"/>
    </style:style>
    <style:style style:name="P65" style:family="paragraph" style:parent-style-name="Standard" style:list-style-name="L16">
      <style:text-properties fo:font-weight="normal" officeooo:rsid="0022d375" officeooo:paragraph-rsid="0022d375" style:font-weight-asian="normal" style:font-weight-complex="normal"/>
    </style:style>
    <style:style style:name="P66" style:family="paragraph" style:parent-style-name="Standard" style:list-style-name="L16">
      <style:text-properties fo:font-weight="normal" officeooo:rsid="00244afa" officeooo:paragraph-rsid="00244afa" style:font-weight-asian="normal" style:font-weight-complex="normal"/>
    </style:style>
    <style:style style:name="P67" style:family="paragraph" style:parent-style-name="Standard" style:list-style-name="L16">
      <style:text-properties fo:font-weight="normal" officeooo:rsid="00302919" officeooo:paragraph-rsid="00302919" style:font-weight-asian="normal" style:font-weight-complex="normal"/>
    </style:style>
    <style:style style:name="P68" style:family="paragraph" style:parent-style-name="Standard" style:list-style-name="L18">
      <style:text-properties fo:font-weight="normal" officeooo:rsid="00302919" officeooo:paragraph-rsid="00302919" style:font-weight-asian="normal" style:font-weight-complex="normal"/>
    </style:style>
    <style:style style:name="P69" style:family="paragraph" style:parent-style-name="Standard" style:list-style-name="L17">
      <style:text-properties fo:font-weight="normal" officeooo:rsid="002817e9" officeooo:paragraph-rsid="002817e9" style:font-weight-asian="normal" style:font-weight-complex="normal"/>
    </style:style>
    <style:style style:name="P70" style:family="paragraph" style:parent-style-name="Standard" style:list-style-name="L17">
      <style:text-properties fo:font-weight="normal" officeooo:rsid="002a0923" officeooo:paragraph-rsid="002a0923" style:font-weight-asian="normal" style:font-weight-complex="normal"/>
    </style:style>
    <style:style style:name="P71" style:family="paragraph" style:parent-style-name="Standard" style:list-style-name="L17">
      <style:text-properties fo:font-weight="normal" officeooo:rsid="002bdbfc" officeooo:paragraph-rsid="002bdbfc" style:font-weight-asian="normal" style:font-weight-complex="normal"/>
    </style:style>
    <style:style style:name="P72" style:family="paragraph" style:parent-style-name="Standard" style:list-style-name="L17">
      <style:text-properties fo:font-weight="normal" officeooo:rsid="002cbaae" officeooo:paragraph-rsid="002cbaae" style:font-weight-asian="normal" style:font-weight-complex="normal"/>
    </style:style>
    <style:style style:name="P73" style:family="paragraph" style:parent-style-name="Standard" style:list-style-name="L17">
      <style:text-properties fo:font-weight="normal" officeooo:rsid="002dde39" officeooo:paragraph-rsid="002dde39" style:font-weight-asian="normal" style:font-weight-complex="normal"/>
    </style:style>
    <style:style style:name="P74" style:family="paragraph" style:parent-style-name="Standard" style:list-style-name="L17">
      <style:text-properties fo:font-weight="normal" officeooo:rsid="002f2cfa" officeooo:paragraph-rsid="002f2cfa" style:font-weight-asian="normal" style:font-weight-complex="normal"/>
    </style:style>
    <style:style style:name="P75" style:family="paragraph" style:parent-style-name="Standard" style:list-style-name="L18">
      <style:text-properties fo:font-weight="normal" officeooo:rsid="0033b8b4" officeooo:paragraph-rsid="0033b8b4" style:font-weight-asian="normal" style:font-weight-complex="normal"/>
    </style:style>
    <style:style style:name="P76" style:family="paragraph" style:parent-style-name="Standard" style:list-style-name="L18">
      <style:text-properties fo:font-weight="normal" officeooo:rsid="0035410e" officeooo:paragraph-rsid="0035410e" style:font-weight-asian="normal" style:font-weight-complex="normal"/>
    </style:style>
    <style:style style:name="P77" style:family="paragraph" style:parent-style-name="Standard" style:list-style-name="L18">
      <style:text-properties fo:font-weight="normal" officeooo:rsid="00367c51" officeooo:paragraph-rsid="00367c51" style:font-weight-asian="normal" style:font-weight-complex="normal"/>
    </style:style>
    <style:style style:name="P78" style:family="paragraph" style:parent-style-name="Standard" style:list-style-name="L3">
      <style:text-properties officeooo:rsid="0005121a" officeooo:paragraph-rsid="00085f08"/>
    </style:style>
    <style:style style:name="P79" style:family="paragraph" style:parent-style-name="Standard" style:list-style-name="L4">
      <style:text-properties officeooo:rsid="0005121a" officeooo:paragraph-rsid="00085f08"/>
    </style:style>
    <style:style style:name="P80" style:family="paragraph" style:parent-style-name="Standard" style:list-style-name="L5">
      <style:text-properties officeooo:rsid="0005121a" officeooo:paragraph-rsid="00085f08"/>
    </style:style>
    <style:style style:name="P81" style:family="paragraph" style:parent-style-name="Standard" style:list-style-name="L5">
      <style:text-properties officeooo:rsid="00085f08" officeooo:paragraph-rsid="00085f08"/>
    </style:style>
    <style:style style:name="P82" style:family="paragraph" style:parent-style-name="Standard" style:list-style-name="L6">
      <style:text-properties officeooo:rsid="00085f08" officeooo:paragraph-rsid="00085f08"/>
    </style:style>
    <style:style style:name="P83" style:family="paragraph" style:parent-style-name="Standard" style:list-style-name="L9">
      <style:text-properties officeooo:rsid="00085f08" officeooo:paragraph-rsid="00085f08"/>
    </style:style>
    <style:style style:name="P84" style:family="paragraph" style:parent-style-name="Standard" style:list-style-name="L10">
      <style:text-properties officeooo:rsid="00085f08" officeooo:paragraph-rsid="00085f08"/>
    </style:style>
    <style:style style:name="P85" style:family="paragraph" style:parent-style-name="Standard" style:list-style-name="L11">
      <style:text-properties officeooo:rsid="00085f08" officeooo:paragraph-rsid="00085f08"/>
    </style:style>
    <style:style style:name="P86" style:family="paragraph" style:parent-style-name="Standard" style:list-style-name="L6">
      <style:text-properties officeooo:rsid="0006ada9" officeooo:paragraph-rsid="00085f08"/>
    </style:style>
    <style:style style:name="P87" style:family="paragraph" style:parent-style-name="Standard" style:list-style-name="L6">
      <style:text-properties officeooo:rsid="0007e963" officeooo:paragraph-rsid="00085f08"/>
    </style:style>
    <style:style style:name="P88" style:family="paragraph" style:parent-style-name="Standard" style:list-style-name="L7">
      <style:text-properties officeooo:rsid="0007e963" officeooo:paragraph-rsid="00085f08"/>
    </style:style>
    <style:style style:name="P89" style:family="paragraph" style:parent-style-name="Standard" style:list-style-name="L7">
      <style:text-properties officeooo:rsid="0007e963" officeooo:paragraph-rsid="0007e963"/>
    </style:style>
    <style:style style:name="P90" style:family="paragraph" style:parent-style-name="Standard" style:list-style-name="L8">
      <style:text-properties officeooo:rsid="0007e963" officeooo:paragraph-rsid="00085f08"/>
    </style:style>
    <style:style style:name="P91" style:family="paragraph" style:parent-style-name="Standard" style:list-style-name="L9">
      <style:text-properties officeooo:rsid="0007e963" officeooo:paragraph-rsid="00085f08"/>
    </style:style>
    <style:style style:name="P92" style:family="paragraph" style:parent-style-name="Standard" style:list-style-name="L11">
      <style:text-properties officeooo:rsid="000975b3" officeooo:paragraph-rsid="000975b3"/>
    </style:style>
    <style:style style:name="P93" style:family="paragraph" style:parent-style-name="Standard" style:list-style-name="L12">
      <style:text-properties officeooo:rsid="000975b3" officeooo:paragraph-rsid="000975b3"/>
    </style:style>
    <style:style style:name="P94" style:family="paragraph" style:parent-style-name="Standard" style:list-style-name="L12">
      <style:text-properties officeooo:rsid="000a60c9" officeooo:paragraph-rsid="000a60c9"/>
    </style:style>
    <style:style style:name="P95" style:family="paragraph" style:parent-style-name="Standard" style:list-style-name="L12">
      <style:text-properties officeooo:rsid="000b7075" officeooo:paragraph-rsid="000b7075"/>
    </style:style>
    <style:style style:name="P96" style:family="paragraph" style:parent-style-name="Standard" style:list-style-name="L12">
      <style:text-properties officeooo:rsid="000d450f" officeooo:paragraph-rsid="000d450f"/>
    </style:style>
    <style:style style:name="P97" style:family="paragraph" style:parent-style-name="Standard" style:list-style-name="L12">
      <style:text-properties officeooo:rsid="000dd1d4" officeooo:paragraph-rsid="000dd1d4"/>
    </style:style>
    <style:style style:name="P98" style:family="paragraph" style:parent-style-name="Standard" style:list-style-name="L12">
      <style:text-properties officeooo:rsid="000bca92" officeooo:paragraph-rsid="000bca92"/>
    </style:style>
    <style:style style:name="P99" style:family="paragraph" style:parent-style-name="Standard" style:list-style-name="L12">
      <style:text-properties officeooo:rsid="000e392c" officeooo:paragraph-rsid="000e392c"/>
    </style:style>
    <style:style style:name="P100" style:family="paragraph" style:parent-style-name="Standard" style:list-style-name="L13">
      <style:text-properties officeooo:rsid="00144935" officeooo:paragraph-rsid="00144935"/>
    </style:style>
    <style:style style:name="P101" style:family="paragraph" style:parent-style-name="Standard" style:list-style-name="L13">
      <style:text-properties officeooo:rsid="00149e1e" officeooo:paragraph-rsid="00149e1e"/>
    </style:style>
    <style:style style:name="P102" style:family="paragraph" style:parent-style-name="Standard" style:list-style-name="L17">
      <style:text-properties officeooo:rsid="002f2cfa" officeooo:paragraph-rsid="002f2cfa"/>
    </style:style>
    <style:style style:name="P103" style:family="paragraph" style:parent-style-name="Standard" style:list-style-name="L17">
      <style:text-properties officeooo:rsid="00302919" officeooo:paragraph-rsid="00302919"/>
    </style:style>
    <style:style style:name="P104" style:family="paragraph" style:parent-style-name="Standard" style:list-style-name="L19">
      <style:paragraph-properties fo:text-align="start" style:justify-single-word="false"/>
      <style:text-properties fo:font-style="normal" fo:font-weight="normal" officeooo:rsid="003840c1" officeooo:paragraph-rsid="003840c1" style:font-style-asian="normal" style:font-weight-asian="normal" style:font-style-complex="normal" style:font-weight-complex="normal"/>
    </style:style>
    <style:style style:name="P105" style:family="paragraph" style:parent-style-name="Standard" style:list-style-name="L19">
      <style:paragraph-properties fo:text-align="start" style:justify-single-word="false"/>
      <style:text-properties fo:font-style="normal" fo:font-weight="normal" officeooo:rsid="0039f449" officeooo:paragraph-rsid="0039f449" style:font-style-asian="normal" style:font-weight-asian="normal" style:font-style-complex="normal" style:font-weight-complex="normal"/>
    </style:style>
    <style:style style:name="P106" style:family="paragraph" style:parent-style-name="Standard" style:list-style-name="L19">
      <style:paragraph-properties fo:text-align="start" style:justify-single-word="false"/>
      <style:text-properties fo:font-style="normal" fo:font-weight="normal" officeooo:rsid="003ba868" officeooo:paragraph-rsid="003ba868" style:font-style-asian="normal" style:font-weight-asian="normal" style:font-style-complex="normal" style:font-weight-complex="normal"/>
    </style:style>
    <style:style style:name="P107" style:family="paragraph" style:parent-style-name="Standard" style:list-style-name="L20">
      <style:paragraph-properties fo:text-align="start" style:justify-single-word="false"/>
      <style:text-properties fo:font-style="normal" fo:font-weight="normal" officeooo:rsid="003d5f07" officeooo:paragraph-rsid="003d5f07" style:font-style-asian="normal" style:font-weight-asian="normal" style:font-style-complex="normal" style:font-weight-complex="normal"/>
    </style:style>
    <style:style style:name="P108" style:family="paragraph" style:parent-style-name="Standard" style:list-style-name="L20">
      <style:paragraph-properties fo:text-align="start" style:justify-single-word="false"/>
      <style:text-properties fo:font-style="normal" fo:font-weight="normal" officeooo:rsid="003dcf59" officeooo:paragraph-rsid="003dcf59" style:font-style-asian="normal" style:font-weight-asian="normal" style:font-style-complex="normal" style:font-weight-complex="normal"/>
    </style:style>
    <style:style style:name="P109" style:family="paragraph" style:parent-style-name="Standard" style:list-style-name="L20">
      <style:paragraph-properties fo:text-align="start" style:justify-single-word="false"/>
      <style:text-properties fo:font-style="normal" fo:font-weight="normal" officeooo:rsid="00414d52" officeooo:paragraph-rsid="00414d52" style:font-style-asian="normal" style:font-weight-asian="normal" style:font-style-complex="normal" style:font-weight-complex="normal"/>
    </style:style>
    <style:style style:name="P110" style:family="paragraph" style:parent-style-name="Standard" style:list-style-name="L20">
      <style:paragraph-properties fo:text-align="start" style:justify-single-word="false"/>
      <style:text-properties fo:font-style="normal" fo:font-weight="normal" officeooo:rsid="003f46da" officeooo:paragraph-rsid="003f46da" style:font-style-asian="normal" style:font-weight-asian="normal" style:font-style-complex="normal" style:font-weight-complex="normal"/>
    </style:style>
    <style:style style:name="P111" style:family="paragraph" style:parent-style-name="Standard" style:list-style-name="L20">
      <style:paragraph-properties fo:text-align="start" style:justify-single-word="false"/>
      <style:text-properties fo:font-style="normal" fo:font-weight="normal" officeooo:rsid="003fe374" officeooo:paragraph-rsid="003fe374" style:font-style-asian="normal" style:font-weight-asian="normal" style:font-style-complex="normal" style:font-weight-complex="normal"/>
    </style:style>
    <style:style style:name="P112" style:family="paragraph" style:parent-style-name="Standard" style:list-style-name="L20">
      <style:paragraph-properties fo:text-align="start" style:justify-single-word="false"/>
      <style:text-properties fo:font-style="normal" fo:font-weight="normal" officeooo:rsid="004428f5" officeooo:paragraph-rsid="004428f5" style:font-style-asian="normal" style:font-weight-asian="normal" style:font-style-complex="normal" style:font-weight-complex="normal"/>
    </style:style>
    <style:style style:name="P113" style:family="paragraph" style:parent-style-name="Standard" style:list-style-name="L20">
      <style:paragraph-properties fo:text-align="start" style:justify-single-word="false"/>
      <style:text-properties fo:font-style="normal" fo:font-weight="normal" officeooo:rsid="0044a850" officeooo:paragraph-rsid="0044a850" style:font-style-asian="normal" style:font-weight-asian="normal" style:font-style-complex="normal" style:font-weight-complex="normal"/>
    </style:style>
    <style:style style:name="P114" style:family="paragraph" style:parent-style-name="Standard" style:list-style-name="L20">
      <style:paragraph-properties fo:text-align="start" style:justify-single-word="false"/>
      <style:text-properties fo:font-style="normal" fo:font-weight="normal" officeooo:rsid="00425847" officeooo:paragraph-rsid="00425847" style:font-style-asian="normal" style:font-weight-asian="normal" style:font-style-complex="normal" style:font-weight-complex="normal"/>
    </style:style>
    <style:style style:name="P115" style:family="paragraph" style:parent-style-name="Standard" style:list-style-name="L20">
      <style:paragraph-properties fo:text-align="start" style:justify-single-word="false"/>
      <style:text-properties fo:font-style="normal" fo:font-weight="normal" officeooo:rsid="00426ad3" officeooo:paragraph-rsid="00426ad3" style:font-style-asian="normal" style:font-weight-asian="normal" style:font-style-complex="normal" style:font-weight-complex="normal"/>
    </style:style>
    <style:style style:name="P116" style:family="paragraph" style:parent-style-name="Standard" style:list-style-name="L20">
      <style:paragraph-properties fo:text-align="start" style:justify-single-word="false"/>
      <style:text-properties fo:font-style="normal" fo:font-weight="normal" officeooo:rsid="00429959" officeooo:paragraph-rsid="00429959" style:font-style-asian="normal" style:font-weight-asian="normal" style:font-style-complex="normal" style:font-weight-complex="normal"/>
    </style:style>
    <style:style style:name="P117" style:family="paragraph" style:parent-style-name="Standard" style:list-style-name="L20">
      <style:paragraph-properties fo:text-align="start" style:justify-single-word="false"/>
      <style:text-properties fo:font-style="normal" fo:font-weight="normal" officeooo:rsid="0043bd7b" officeooo:paragraph-rsid="0043bd7b" style:font-style-asian="normal" style:font-weight-asian="normal" style:font-style-complex="normal" style:font-weight-complex="normal"/>
    </style:style>
    <style:style style:name="P118" style:family="paragraph" style:parent-style-name="Standard" style:list-style-name="L20">
      <style:paragraph-properties fo:text-align="start" style:justify-single-word="false"/>
      <style:text-properties fo:font-style="normal" fo:font-weight="normal" officeooo:rsid="0043cc74" officeooo:paragraph-rsid="0043cc74" style:font-style-asian="normal" style:font-weight-asian="normal" style:font-style-complex="normal" style:font-weight-complex="normal"/>
    </style:style>
    <style:style style:name="P119" style:family="paragraph" style:parent-style-name="Standard" style:list-style-name="L20">
      <style:paragraph-properties fo:text-align="start" style:justify-single-word="false"/>
      <style:text-properties fo:font-style="normal" fo:font-weight="normal" officeooo:rsid="0045e27d" officeooo:paragraph-rsid="0045e27d" style:font-style-asian="normal" style:font-weight-asian="normal" style:font-style-complex="normal" style:font-weight-complex="normal"/>
    </style:style>
    <style:style style:name="P120" style:family="paragraph" style:parent-style-name="Standard" style:list-style-name="L20">
      <style:paragraph-properties fo:text-align="start" style:justify-single-word="false"/>
      <style:text-properties fo:font-style="normal" fo:font-weight="normal" officeooo:rsid="00467e6a" officeooo:paragraph-rsid="00467e6a" style:font-style-asian="normal" style:font-weight-asian="normal" style:font-style-complex="normal" style:font-weight-complex="normal"/>
    </style:style>
    <style:style style:name="P121" style:family="paragraph" style:parent-style-name="Standard" style:list-style-name="L20">
      <style:paragraph-properties fo:text-align="start" style:justify-single-word="false"/>
      <style:text-properties fo:font-style="normal" fo:font-weight="normal" officeooo:rsid="00482742" officeooo:paragraph-rsid="00482742" style:font-style-asian="normal" style:font-weight-asian="normal" style:font-style-complex="normal" style:font-weight-complex="normal"/>
    </style:style>
    <style:style style:name="P122" style:family="paragraph" style:parent-style-name="Standard" style:list-style-name="L20">
      <style:paragraph-properties fo:text-align="start" style:justify-single-word="false"/>
      <style:text-properties fo:font-style="normal" fo:font-weight="normal" officeooo:rsid="00493313" officeooo:paragraph-rsid="00493313" style:font-style-asian="normal" style:font-weight-asian="normal" style:font-style-complex="normal" style:font-weight-complex="normal"/>
    </style:style>
    <style:style style:name="P123" style:family="paragraph" style:parent-style-name="Standard" style:list-style-name="L20">
      <style:paragraph-properties fo:text-align="start" style:justify-single-word="false"/>
      <style:text-properties fo:font-style="normal" fo:font-weight="normal" officeooo:rsid="004b924d" officeooo:paragraph-rsid="004b924d" style:font-style-asian="normal" style:font-weight-asian="normal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tyle="normal" fo:font-weight="normal" officeooo:rsid="004b924d" officeooo:paragraph-rsid="004b924d" style:font-style-asian="normal" style:font-weight-asian="normal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tyle="normal" fo:font-weight="normal" officeooo:rsid="004cdc78" officeooo:paragraph-rsid="004cdc78" style:font-style-asian="normal" style:font-weight-asian="normal" style:font-style-complex="normal" style:font-weight-complex="normal"/>
    </style:style>
    <style:style style:name="P126" style:family="paragraph" style:parent-style-name="Standard" style:list-style-name="L21">
      <style:paragraph-properties fo:text-align="start" style:justify-single-word="false"/>
      <style:text-properties fo:font-style="normal" fo:font-weight="normal" officeooo:rsid="004cdc78" officeooo:paragraph-rsid="004cdc78" style:font-style-asian="normal" style:font-weight-asian="normal" style:font-style-complex="normal" style:font-weight-complex="normal"/>
    </style:style>
    <style:style style:name="P127" style:family="paragraph" style:parent-style-name="Standard" style:list-style-name="L21">
      <style:paragraph-properties fo:text-align="start" style:justify-single-word="false"/>
      <style:text-properties fo:font-style="normal" fo:font-weight="normal" officeooo:rsid="004d0cdd" officeooo:paragraph-rsid="004d0cdd" style:font-style-asian="normal" style:font-weight-asian="normal" style:font-style-complex="normal" style:font-weight-complex="normal"/>
    </style:style>
    <style:style style:name="P128" style:family="paragraph" style:parent-style-name="Standard" style:list-style-name="L21">
      <style:paragraph-properties fo:text-align="start" style:justify-single-word="false"/>
      <style:text-properties fo:font-style="normal" fo:font-weight="normal" officeooo:rsid="004d0cdd" officeooo:paragraph-rsid="004f9d85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tyle="normal" fo:font-weight="normal" officeooo:rsid="004d0cdd" officeooo:paragraph-rsid="004d0cdd" style:font-style-asian="normal" style:font-weight-asian="normal" style:font-style-complex="normal" style:font-weight-complex="normal"/>
    </style:style>
    <style:style style:name="P130" style:family="paragraph" style:parent-style-name="Standard" style:list-style-name="L21">
      <style:paragraph-properties fo:text-align="start" style:justify-single-word="false"/>
      <style:text-properties fo:font-style="normal" fo:font-weight="normal" officeooo:rsid="00516a4e" officeooo:paragraph-rsid="00516a4e" style:font-style-asian="normal" style:font-weight-asian="normal" style:font-style-complex="normal" style:font-weight-complex="normal"/>
    </style:style>
    <style:style style:name="P131" style:family="paragraph" style:parent-style-name="Standard" style:list-style-name="L21">
      <style:paragraph-properties fo:text-align="start" style:justify-single-word="false"/>
      <style:text-properties fo:font-style="normal" fo:font-weight="normal" officeooo:rsid="0051782e" officeooo:paragraph-rsid="0051782e" style:font-style-asian="normal" style:font-weight-asian="normal" style:font-style-complex="normal" style:font-weight-complex="normal"/>
    </style:style>
    <style:style style:name="P132" style:family="paragraph" style:parent-style-name="Standard" style:list-style-name="L21">
      <style:paragraph-properties fo:text-align="start" style:justify-single-word="false"/>
      <style:text-properties fo:font-style="normal" fo:font-weight="normal" officeooo:rsid="005355c2" officeooo:paragraph-rsid="005355c2" style:font-style-asian="normal" style:font-weight-asian="normal" style:font-style-complex="normal" style:font-weight-complex="normal"/>
    </style:style>
    <style:style style:name="P133" style:family="paragraph" style:parent-style-name="Standard" style:list-style-name="L21">
      <style:paragraph-properties fo:text-align="start" style:justify-single-word="false"/>
      <style:text-properties fo:font-style="normal" fo:font-weight="normal" officeooo:rsid="0054c93b" officeooo:paragraph-rsid="0054c93b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tyle="normal" fo:font-weight="normal" officeooo:rsid="0054c93b" officeooo:paragraph-rsid="0054c93b" style:font-style-asian="normal" style:font-weight-asian="normal" style:font-style-complex="normal" style:font-weight-complex="normal"/>
    </style:style>
    <style:style style:name="P135" style:family="paragraph" style:parent-style-name="Standard" style:list-style-name="L21">
      <style:paragraph-properties fo:text-align="start" style:justify-single-word="false"/>
      <style:text-properties fo:font-style="normal" fo:font-weight="normal" officeooo:rsid="005671d0" officeooo:paragraph-rsid="005671d0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tyle="normal" fo:font-weight="normal" officeooo:rsid="005671d0" officeooo:paragraph-rsid="005671d0" style:font-style-asian="normal" style:font-weight-asian="normal" style:font-style-complex="normal" style:font-weight-complex="normal"/>
    </style:style>
    <style:style style:name="P137" style:family="paragraph" style:parent-style-name="Standard" style:list-style-name="L21">
      <style:paragraph-properties fo:text-align="start" style:justify-single-word="false"/>
      <style:text-properties fo:font-style="normal" fo:font-weight="normal" officeooo:rsid="005784ef" officeooo:paragraph-rsid="005784ef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tyle="normal" fo:font-weight="normal" officeooo:rsid="005784ef" officeooo:paragraph-rsid="005784ef" style:font-style-asian="normal" style:font-weight-asian="normal" style:font-style-complex="normal" style:font-weight-complex="normal"/>
    </style:style>
    <style:style style:name="P139" style:family="paragraph" style:parent-style-name="Standard" style:list-style-name="L21">
      <style:paragraph-properties fo:text-align="start" style:justify-single-word="false"/>
      <style:text-properties fo:font-style="normal" fo:font-weight="normal" officeooo:rsid="00581add" officeooo:paragraph-rsid="00581add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tyle="normal" fo:font-weight="normal" officeooo:rsid="00581add" officeooo:paragraph-rsid="00581add" style:font-style-asian="normal" style:font-weight-asian="normal" style:font-style-complex="normal" style:font-weight-complex="normal"/>
    </style:style>
    <style:style style:name="P141" style:family="paragraph" style:parent-style-name="Standard" style:list-style-name="L25">
      <style:paragraph-properties fo:text-align="start" style:justify-single-word="false"/>
      <style:text-properties fo:font-style="normal" fo:font-weight="normal" officeooo:rsid="0059ab2e" officeooo:paragraph-rsid="0059ab2e" style:font-style-asian="normal" style:font-weight-asian="normal" style:font-style-complex="normal" style:font-weight-complex="normal"/>
    </style:style>
    <style:style style:name="P142" style:family="paragraph" style:parent-style-name="Standard" style:list-style-name="L25">
      <style:paragraph-properties fo:text-align="start" style:justify-single-word="false"/>
      <style:text-properties fo:font-style="normal" fo:font-weight="normal" officeooo:rsid="005b648f" officeooo:paragraph-rsid="005b648f" style:font-style-asian="normal" style:font-weight-asian="normal" style:font-style-complex="normal" style:font-weight-complex="normal"/>
    </style:style>
    <style:style style:name="P143" style:family="paragraph" style:parent-style-name="Standard" style:list-style-name="L25">
      <style:paragraph-properties fo:text-align="start" style:justify-single-word="false"/>
      <style:text-properties fo:font-style="normal" fo:font-weight="normal" officeooo:rsid="005c69f2" officeooo:paragraph-rsid="005c69f2" style:font-style-asian="normal" style:font-weight-asian="normal" style:font-style-complex="normal" style:font-weight-complex="normal"/>
    </style:style>
    <style:style style:name="P144" style:family="paragraph" style:parent-style-name="Standard" style:list-style-name="L25">
      <style:paragraph-properties fo:text-align="start" style:justify-single-word="false"/>
      <style:text-properties fo:font-style="normal" fo:font-weight="normal" officeooo:rsid="005de54e" officeooo:paragraph-rsid="005de54e" style:font-style-asian="normal" style:font-weight-asian="normal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tyle="normal" fo:font-weight="normal" officeooo:rsid="005de54e" officeooo:paragraph-rsid="005de54e" style:font-style-asian="normal" style:font-weight-asian="normal" style:font-style-complex="normal" style:font-weight-complex="normal"/>
    </style:style>
    <style:style style:name="P146" style:family="paragraph" style:parent-style-name="Standard" style:list-style-name="L25">
      <style:paragraph-properties fo:text-align="start" style:justify-single-word="false"/>
      <style:text-properties fo:font-style="normal" fo:font-weight="normal" officeooo:rsid="005e70d8" officeooo:paragraph-rsid="005e70d8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tyle="normal" fo:font-weight="normal" officeooo:rsid="005e70d8" officeooo:paragraph-rsid="005e70d8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tyle="normal" fo:font-weight="bold" officeooo:rsid="004cdc78" officeooo:paragraph-rsid="004cdc78" style:font-style-asian="normal" style:font-weight-asian="bold" style:font-style-complex="normal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style="normal" fo:font-weight="bold" officeooo:rsid="0059ab2e" officeooo:paragraph-rsid="0059ab2e" style:font-style-asian="normal" style:font-weight-asian="bold" style:font-style-complex="normal" style:font-weight-complex="bold"/>
    </style:style>
    <style:style style:name="T1" style:family="text">
      <style:text-properties officeooo:rsid="0006ada9"/>
    </style:style>
    <style:style style:name="T2" style:family="text">
      <style:text-properties officeooo:rsid="00085f08"/>
    </style:style>
    <style:style style:name="T3" style:family="text">
      <style:text-properties officeooo:rsid="00129da2"/>
    </style:style>
    <style:style style:name="T4" style:family="text">
      <style:text-properties officeooo:rsid="00144935"/>
    </style:style>
    <style:style style:name="T5" style:family="text">
      <style:text-properties officeooo:rsid="0016a75a"/>
    </style:style>
    <style:style style:name="T6" style:family="text">
      <style:text-properties officeooo:rsid="0017ff12"/>
    </style:style>
    <style:style style:name="T7" style:family="text">
      <style:text-properties officeooo:rsid="001d1443"/>
    </style:style>
    <style:style style:name="T8" style:family="text">
      <style:text-properties officeooo:rsid="00244afa"/>
    </style:style>
    <style:style style:name="T9" style:family="text">
      <style:text-properties officeooo:rsid="0024a22d"/>
    </style:style>
    <style:style style:name="T10" style:family="text">
      <style:text-properties officeooo:rsid="00273ce5"/>
    </style:style>
    <style:style style:name="T11" style:family="text">
      <style:text-properties officeooo:rsid="002dde39"/>
    </style:style>
    <style:style style:name="T12" style:family="text">
      <style:text-properties officeooo:rsid="0035410e"/>
    </style:style>
    <style:style style:name="T13" style:family="text">
      <style:text-properties officeooo:rsid="003fe374"/>
    </style:style>
    <style:style style:name="T14" style:family="text">
      <style:text-properties officeooo:rsid="00425847"/>
    </style:style>
    <style:style style:name="T15" style:family="text">
      <style:text-properties officeooo:rsid="0043bd7b"/>
    </style:style>
    <style:style style:name="T16" style:family="text">
      <style:text-properties officeooo:rsid="00485876"/>
    </style:style>
    <style:style style:name="T17" style:family="text">
      <style:text-properties officeooo:rsid="0049fec1"/>
    </style:style>
    <style:style style:name="T18" style:family="text">
      <style:text-properties officeooo:rsid="004d0cdd"/>
    </style:style>
    <style:style style:name="T19" style:family="text">
      <style:text-properties officeooo:rsid="004f9d85"/>
    </style:style>
    <style:style style:name="T20" style:family="text">
      <style:text-properties officeooo:rsid="00581a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ecture 01 – Introduction</text:p>
      <text:p text:style-name="P13"/>
      <text:p text:style-name="P20">Why Language?</text:p>
      <text:list xml:id="list3283029565" text:style-name="L1">
        <text:list-item>
          <text:p text:style-name="P50">Everybody uses Language to communicate</text:p>
        </text:list-item>
        <text:list-item>
          <text:p text:style-name="P50">Information and Knowledge is encoded in text</text:p>
        </text:list-item>
      </text:list>
      <text:p text:style-name="P20"/>
      <text:p text:style-name="P21">Applications for Language Processing</text:p>
      <text:list xml:id="list2755583594" text:style-name="L2">
        <text:list-item>
          <text:p text:style-name="P51">Text-To-Speech Assistants (Siri, Google Assistant etc)</text:p>
        </text:list-item>
        <text:list-item>
          <text:p text:style-name="P51">Übersetzer</text:p>
        </text:list-item>
        <text:list-item>
          <text:p text:style-name="P51">Frage-Antwort Systeme</text:p>
        </text:list-item>
        <text:list-item>
          <text:p text:style-name="P51">Chatbots</text:p>
        </text:list-item>
      </text:list>
      <text:p text:style-name="P1"/>
      <text:p text:style-name="P2">Getting Started with NLTK</text:p>
      <text:list xml:id="list1519840191" text:style-name="L3">
        <text:list-item>
          <text:p text:style-name="P78">Importieren der Bibliothek</text:p>
          <text:list>
            <text:list-item>
              <text:p text:style-name="P78">import nltk</text:p>
            </text:list-item>
          </text:list>
        </text:list-item>
        <text:list-item>
          <text:p text:style-name="P78">Hinzufügen von Packages </text:p>
          <text:list>
            <text:list-item>
              <text:p text:style-name="P78">nltk.download()</text:p>
            </text:list-item>
          </text:list>
        </text:list-item>
        <text:list-item>
          <text:p text:style-name="P78">Einbinden der Buchbibliothek</text:p>
          <text:list>
            <text:list-item>
              <text:p text:style-name="P78">from nltk.book import *</text:p>
            </text:list-item>
          </text:list>
        </text:list-item>
        <text:list-item>
          <text:p text:style-name="P78">Texte kann man wie <text:span text:style-name="T1">Wortlisten</text:span> behandeln</text:p>
          <text:list>
            <text:list-item>
              <text:p text:style-name="P78">len(text), text[<text:span text:style-name="T1">index</text:span>], print(text)</text:p>
            </text:list-item>
          </text:list>
        </text:list-item>
      </text:list>
      <text:p text:style-name="P2"/>
      <text:p text:style-name="P2">Searching in Text:</text:p>
      <text:list xml:id="list4154453241" text:style-name="L4">
        <text:list-item>
          <text:p text:style-name="P79">Erscheinen von Wörtern in ihrem Kontext</text:p>
          <text:list>
            <text:list-item>
              <text:p text:style-name="P79">text.concordance(<text:span text:style-name="T2">word</text:span>)</text:p>
            </text:list-item>
          </text:list>
        </text:list-item>
        <text:list-item>
          <text:p text:style-name="P79">Finden von Wörtern die im selben Kontext genutzt werden</text:p>
          <text:list>
            <text:list-item>
              <text:p text:style-name="P79">text.similar(<text:span text:style-name="T2">word</text:span>)</text:p>
            </text:list-item>
          </text:list>
        </text:list-item>
        <text:list-item>
          <text:p text:style-name="P79">Gemeinsamen Kontext zweiter Wörter finden </text:p>
          <text:list>
            <text:list-item>
              <text:p text:style-name="P79">text.common_context([<text:span text:style-name="T2">word1</text:span>, <text:span text:style-name="T2">word2</text:span>])</text:p>
            </text:list-item>
          </text:list>
        </text:list-item>
        <text:list-item>
          <text:p text:style-name="P79">Erscheinen von Wörtern an Stelle von Text plotten</text:p>
          <text:list>
            <text:list-item>
              <text:p text:style-name="P79">text.dispersion_plot(<text:span text:style-name="T2">list_of_words</text:span>)</text:p>
            </text:list-item>
          </text:list>
        </text:list-item>
      </text:list>
      <text:p text:style-name="P2"/>
      <text:p text:style-name="P2">Counting Vocabulary:</text:p>
      <text:list xml:id="list3307224761" text:style-name="L5">
        <text:list-item>
          <text:p text:style-name="P80">Länge von Text filtern</text:p>
          <text:list>
            <text:list-item>
              <text:p text:style-name="P80">len(text)</text:p>
            </text:list-item>
          </text:list>
        </text:list-item>
        <text:list-item>
          <text:p text:style-name="P80">Menge aller verschiedener Wörter eines Textes</text:p>
          <text:list>
            <text:list-item>
              <text:p text:style-name="P80">set(text)</text:p>
            </text:list-item>
          </text:list>
        </text:list-item>
        <text:list-item>
          <text:p text:style-name="P80">Alphabetische Sortierung von Wortmengen</text:p>
          <text:list>
            <text:list-item>
              <text:p text:style-name="P80">sorted(set(text))</text:p>
            </text:list-item>
          </text:list>
        </text:list-item>
        <text:list-item>
          <text:p text:style-name="P80">Lexikalische Diversität prüfen</text:p>
          <text:list>
            <text:list-item>
              <text:p text:style-name="P80">len(set(text)) / len(text)</text:p>
            </text:list-item>
            <text:list-item>
              <text:p text:style-name="P80">Je kleiner desto schlechter</text:p>
            </text:list-item>
            <text:list-item>
              <text:p text:style-name="P81">Drückt aus wie sehr unterschiedliche Wörter verwendet wurden</text:p>
            </text:list-item>
          </text:list>
        </text:list-item>
        <text:list-item>
          <text:p text:style-name="P80">Prozentualer Anteil eines Wortes in einem Text</text:p>
          <text:list>
            <text:list-item>
              <text:p text:style-name="P80">100 * text.count(“Wort”) / len(text)</text:p>
            </text:list-item>
          </text:list>
        </text:list-item>
      </text:list>
      <text:p text:style-name="P3"/>
      <text:p text:style-name="P3"><text:s/><text:span text:style-name="T1">Texts as List of Words:</text:span></text:p>
      <text:list xml:id="list690237357" text:style-name="L6">
        <text:list-item>
          <text:p text:style-name="P86">Länge einer Liste</text:p>
          <text:list>
            <text:list-item>
              <text:p text:style-name="P86">len(list)</text:p>
            </text:list-item>
          </text:list>
        </text:list-item>
        <text:list-item>
          <text:p text:style-name="P86">Konkatenieren von zwei Listen</text:p>
          <text:list>
            <text:list-item>
              <text:p text:style-name="P86">list1 + list2</text:p>
            </text:list-item>
          </text:list>
        </text:list-item>
        <text:list-item>
          <text:p text:style-name="P86">Anhängen von Wörtern an Listen</text:p>
          <text:list>
            <text:list-item>
              <text:p text:style-name="P86"><text:soft-page-break/>list.append(<text:span text:style-name="T2">word</text:span>)</text:p>
            </text:list-item>
          </text:list>
        </text:list-item>
        <text:list-item>
          <text:p text:style-name="P86">Auf Listenindex zugreifen</text:p>
          <text:list>
            <text:list-item>
              <text:p text:style-name="P86">list[index]</text:p>
            </text:list-item>
          </text:list>
        </text:list-item>
        <text:list-item>
          <text:p text:style-name="P86">Index von Element finden</text:p>
          <text:list>
            <text:list-item>
              <text:p text:style-name="P86">list.index(<text:span text:style-name="T2">word)</text:span></text:p>
            </text:list-item>
          </text:list>
        </text:list-item>
      </text:list>
      <text:p text:style-name="P4"/>
      <text:p text:style-name="P4"/>
      <text:list xml:id="list172143107669736" text:continue-numbering="true" text:style-name="L6">
        <text:list-item>
          <text:p text:style-name="P86">Slicen von Listen</text:p>
          <text:list>
            <text:list-item>
              <text:p text:style-name="P86">list[index1:index2]</text:p>
            </text:list-item>
            <text:list-item>
              <text:p text:style-name="P86">index1: inklusiv, index2 exklusiv</text:p>
            </text:list-item>
          </text:list>
        </text:list-item>
        <text:list-item>
          <text:p text:style-name="P87">Slicen mit Anfang oder Ende der Liste</text:p>
          <text:list>
            <text:list-item>
              <text:p text:style-name="P87">list[:index2], list[index1:]</text:p>
            </text:list-item>
          </text:list>
        </text:list-item>
        <text:list-item>
          <text:p text:style-name="P87">Slicebereich editieren</text:p>
          <text:list>
            <text:list-item>
              <text:p text:style-name="P87">list1[index1:index2] = list2</text:p>
            </text:list-item>
            <text:list-item>
              <text:p text:style-name="P82">Missachten Größe des Bereiches, kompletter Bereich geht verloren</text:p>
            </text:list-item>
          </text:list>
        </text:list-item>
        <text:list-item>
          <text:p text:style-name="P87">Slicen beginnend vom Ende der Liste</text:p>
          <text:list>
            <text:list-item>
              <text:p text:style-name="P87">list[-2:] → Die letzten beiden Elemente</text:p>
            </text:list-item>
          </text:list>
        </text:list-item>
      </text:list>
      <text:p text:style-name="P5"/>
      <text:p text:style-name="P5">Computing with Language:</text:p>
      <text:list xml:id="list3936267113" text:style-name="L7">
        <text:list-item>
          <text:p text:style-name="P88">Häufigkeitsverteilung über Listenelemente</text:p>
          <text:list>
            <text:list-item>
              <text:p text:style-name="P88">fdist = nltk.FreqDist(list)</text:p>
            </text:list-item>
          </text:list>
        </text:list-item>
        <text:list-item>
          <text:p text:style-name="P88">Anzeigen der häufigsten Elemente</text:p>
          <text:list>
            <text:list-item>
              <text:p text:style-name="P88">fdist.most_common(x)</text:p>
            </text:list-item>
          </text:list>
        </text:list-item>
        <text:list-item>
          <text:p text:style-name="P88">Anzahl von Vorkommen in Liste prüfen</text:p>
          <text:list>
            <text:list-item>
              <text:p text:style-name="P88">fdist[<text:span text:style-name="T2">word</text:span>]</text:p>
            </text:list-item>
          </text:list>
        </text:list-item>
        <text:list-item>
          <text:p text:style-name="P88">Kumulativen Plot von Häufigkeit</text:p>
          <text:list>
            <text:list-item>
              <text:p text:style-name="P88">fdist.plot(x, cumulative=True)</text:p>
            </text:list-item>
          </text:list>
        </text:list-item>
        <text:list-item>
          <text:p text:style-name="P89">Problem: Die meisten Vorkommen haben meist Satzzeichen und Bindewörter, welche nicht viele Informationen über Texte enthalten</text:p>
        </text:list-item>
      </text:list>
      <text:p text:style-name="P5"/>
      <text:p text:style-name="P5">Fine Grained Selection of Words:</text:p>
      <text:list xml:id="list3765679608" text:style-name="L8">
        <text:list-item>
          <text:p text:style-name="P90">Filtern von Wörtern ab einer gewissen Länge</text:p>
          <text:list>
            <text:list-item>
              <text:p text:style-name="P90">words = [w for w in set(text) if len(w) &gt; 15]</text:p>
            </text:list-item>
          </text:list>
        </text:list-item>
        <text:list-item>
          <text:p text:style-name="P90">Filtern von längeren Wörtern mit einem bestimmten Mindesvorkommen</text:p>
          <text:list>
            <text:list-item>
              <text:p text:style-name="P90">words = [w for w in set(text) if len(w) &gt; 7 and fdist[w] &gt; <text:span text:style-name="T2">7]</text:span></text:p>
            </text:list-item>
          </text:list>
        </text:list-item>
      </text:list>
      <text:p text:style-name="P5"/>
      <text:p text:style-name="P5">Collocations and Bigrams:</text:p>
      <text:list xml:id="list597181017" text:style-name="L9">
        <text:list-item>
          <text:p text:style-name="P91">Collocation: Sequenz von Wörtern, die ungewöhnlich oft vorkommt</text:p>
          <text:list>
            <text:list-item>
              <text:p text:style-name="P83">text.collocations()</text:p>
            </text:list-item>
          </text:list>
        </text:list-item>
        <text:list-item>
          <text:p text:style-name="P83">Bigrams: Alle Zweier-Wortpaare in einem Text</text:p>
          <text:list>
            <text:list-item>
              <text:p text:style-name="P83">nltk.bigrams(list_of_words)</text:p>
            </text:list-item>
          </text:list>
        </text:list-item>
        <text:list-item>
          <text:p text:style-name="P83">Um gute Collocations zu finden, braucht man eine große Menge an Text als Daten</text:p>
        </text:list-item>
      </text:list>
      <text:p text:style-name="P7"/>
      <text:p text:style-name="P7">Counting other Things:</text:p>
      <text:list xml:id="list1327691560" text:style-name="L10">
        <text:list-item>
          <text:p text:style-name="P84">Zählen von Wortlängen</text:p>
          <text:list>
            <text:list-item>
              <text:p text:style-name="P84">fdist = nltk.FreqDist(len(w) for w in text1)</text:p>
            </text:list-item>
            <text:list-item>
              <text:p text:style-name="P84">Prozentuales Vorkommen einer Wortlänge</text:p>
              <text:list>
                <text:list-item>
                  <text:p text:style-name="P84">fdist.freq(3)</text:p>
                </text:list-item>
              </text:list>
            </text:list-item>
          </text:list>
        </text:list-item>
      </text:list>
      <text:p text:style-name="P7"/>
      <text:p text:style-name="P7">Summerized functions of FreqDist:</text:p>
      <text:list xml:id="list3928518408" text:style-name="L11">
        <text:list-item>
          <text:p text:style-name="P85">fdist[sample] += 1 → Erhöhen eines Eintrages</text:p>
        </text:list-item>
        <text:list-item>
          <text:p text:style-name="P85">fdist[word] → Absolute Häufigkeit eines Wortes</text:p>
        </text:list-item>
        <text:list-item>
          <text:p text:style-name="P85"><text:soft-page-break/>fdist.freq[word] → Prozentuale Häufigkeit eines Wortes</text:p>
        </text:list-item>
        <text:list-item>
          <text:p text:style-name="P85">fdist.N() → Anzahl aller Einträge</text:p>
        </text:list-item>
        <text:list-item>
          <text:p text:style-name="P85">fdist.most_common(x) → Anzeigen der x häufigsten Elemente</text:p>
        </text:list-item>
        <text:list-item>
          <text:p text:style-name="P85">for sample in fdist → Iterieren über alle Einträge</text:p>
        </text:list-item>
        <text:list-item>
          <text:p text:style-name="P85">fdist.max() → Finden des größten Eintrages</text:p>
        </text:list-item>
        <text:list-item>
          <text:p text:style-name="P85">fdist.tabulate() → Tabelle der Häufigkeitsverteilung</text:p>
        </text:list-item>
        <text:list-item>
          <text:p text:style-name="P85">fdist.plot() → Graphische Darstellung der Häufigkeitsverteilung</text:p>
        </text:list-item>
        <text:list-item>
          <text:p text:style-name="P85">fdist1 |= fdist2 → Aktualisiert die Einträge von fdist1 mit denen von fdist2</text:p>
        </text:list-item>
        <text:list-item>
          <text:p text:style-name="P92">fdist1 &lt; fdist2 → Testet ob Elemente aus fdist1 seltener auftreten als die von fdist2</text:p>
        </text:list-item>
      </text:list>
      <text:p text:style-name="P8"/>
      <text:p text:style-name="P8">Automatic Natural Language Understanding</text:p>
      <text:list xml:id="list2546326764" text:style-name="L12">
        <text:list-item>
          <text:p text:style-name="P93">Großes Problem von NLP ist die Mehrdeutigkeit des Sinnes, jenachdem in welchem Kontext Wörte<text:span text:style-name="T3">r</text:span> geschrieben werden</text:p>
          <text:list>
            <text:list-item>
              <text:p text:style-name="P93">serve: help with food / hold an office / put ball into play</text:p>
            </text:list-item>
            <text:list-item>
              <text:p text:style-name="P93">dish: plate / course of a meal / communications device</text:p>
            </text:list-item>
            <text:list-item>
              <text:p text:style-name="P93">The lost children were found by the searchers/mountain/afternoon</text:p>
              <text:list>
                <text:list-item>
                  <text:p text:style-name="P93">by beschreibt eine Person/Lokalität/Zeit</text:p>
                </text:list-item>
              </text:list>
            </text:list-item>
          </text:list>
        </text:list-item>
        <text:list-item>
          <text:p text:style-name="P93">Auflösung und Zugehörigkeit von Pronomen</text:p>
          <text:list>
            <text:list-item>
              <text:p text:style-name="P93">The thieves stole the paintings. They were subsequently found</text:p>
              <text:list>
                <text:list-item>
                  <text:p text:style-name="P93">Auf wen ist “they” bezogen, die Diebe oder die Gemälde</text:p>
                </text:list-item>
              </text:list>
            </text:list-item>
          </text:list>
        </text:list-item>
        <text:list-item>
          <text:p text:style-name="P94">Automatische Sprachauskunft ist ein weiterer Schritt</text:p>
          <text:list>
            <text:list-item>
              <text:p text:style-name="P95">Anfragen müssen verarbeitet und verstanden werden</text:p>
            </text:list-item>
            <text:list-item>
              <text:p text:style-name="P95">Antworten müssen zusammengestellt und geformt werden</text:p>
            </text:list-item>
            <text:list-item>
              <text:p text:style-name="P95">Antwort muss verständlich (Text oder Sprache) ausgegeben werden</text:p>
            </text:list-item>
          </text:list>
        </text:list-item>
        <text:list-item>
          <text:p text:style-name="P95">Machine Translation</text:p>
          <text:list>
            <text:list-item>
              <text:p text:style-name="P96">Kontext und Inhalt des Textest müssen in jeder Sprache erhalten bleiben</text:p>
            </text:list-item>
            <text:list-item>
              <text:p text:style-name="P97">Manche Wörter haben mehrere Übersetzungsmöglichkeiten, abhängig vom Kontext und dem Gebrauch</text:p>
            </text:list-item>
            <text:list-item>
              <text:p text:style-name="P97">Grammatikalische Strukturen unterscheiden sich in einzelnen Sprachen, die Wortstruktur darf nicht verloren gehen</text:p>
              <text:list>
                <text:list-item>
                  <text:p text:style-name="P97">Wird mit großen Datenmengen aus vielen Texten und Schriften aus mehreren Sprachen gelöst → Text alignment</text:p>
                </text:list-item>
              </text:list>
            </text:list-item>
            <text:list-item>
              <text:p text:style-name="P98">Pronomen haben auf verschiedenen Sprachen verschiedene Geschlechter</text:p>
              <text:list>
                <text:list-item>
                  <text:p text:style-name="P98">Wahl des Geschlechts kann den Kontext beeinflussen</text:p>
                </text:list-item>
              </text:list>
            </text:list-item>
          </text:list>
        </text:list-item>
        <text:list-item>
          <text:p text:style-name="P97">Spoken Dialogue Systems</text:p>
          <text:list>
            <text:list-item>
              <text:p text:style-name="P97">Sprachanalyse → Lexikalische Analyse → Kontexterkennung → Antwort planen → Syntaxrealisierung → Sprachsynthese</text:p>
            </text:list-item>
            <text:list-item>
              <text:p text:style-name="P97">Ziel ist Bestehen des Turing Tests → Erkennt der Mensch die künstliche Sprache?</text:p>
            </text:list-item>
            <text:list-item>
              <text:p text:style-name="P97">Umgangssprachliche Ausdrücke müssen erkannt und richtig darauf reagiert werden.</text:p>
            </text:list-item>
          </text:list>
        </text:list-item>
      </text:list>
      <text:p text:style-name="P12"/>
      <text:list xml:id="list172142077307276" text:continue-numbering="true" text:style-name="L12">
        <text:list-item>
          <text:p text:style-name="P99">Textual Entailment</text:p>
          <text:list>
            <text:list-item>
              <text:p text:style-name="P99">Beschreibt die Modellierung von Folgerungsbeziehungen in der Sprachen<text:tab/></text:p>
              <text:list>
                <text:list-item>
                  <text:p text:style-name="P99">Binäre Relationen zwischen zwei Objekten</text:p>
                </text:list-item>
              </text:list>
            </text:list-item>
            <text:list-item>
              <text:p text:style-name="P99">Ein Satz wird gelesen und es wird eine Hypothese aufgestellt:</text:p>
              <text:list>
                <text:list-item>
                  <text:p text:style-name="P99">Durch den Klimawandel schmilzt immer mehr Eis in der Arktis</text:p>
                  <text:list>
                    <text:list-item>
                      <text:p text:style-name="P99">HYPOTHESE: Die Arktis wird immer wärm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">Limitations of NLP</text:p>
          <text:list>
            <text:list-item>
              <text:p text:style-name="P99">NL Systeme können immer noch nicht robust die menschliche natürlich Sprache erkennen und wiedergeben</text:p>
            </text:list-item>
            <text:list-item>
              <text:p text:style-name="P99">Schwere KI Probleme müssen noch gelöst werden</text:p>
            </text:list-item>
            <text:list-item>
              <text:p text:style-name="P99">Verständnis für die Sprache ist bereits da, Computer können uns verstehen, allerdings nicht menschlich wiedergeben oder umsetzen</text:p>
            </text:list-item>
          </text:list>
        </text:list-item>
      </text:list>
      <text:p text:style-name="P9"><text:soft-page-break/></text:p>
      <text:p text:style-name="P9"/>
      <text:p text:style-name="P14">Lecture 02 – <text:span text:style-name="T4">Text Analysis in Python</text:span></text:p>
      <text:p text:style-name="P14"/>
      <text:list xml:id="list248064258" text:style-name="L13">
        <text:list-item>
          <text:p text:style-name="P52">Big Problem in NLP</text:p>
          <text:list>
            <text:list-item>
              <text:p text:style-name="P52">Texte können sehr unterschiedlich sein, vom Stil her</text:p>
              <text:list>
                <text:list-item>
                  <text:p text:style-name="P52">Dokumentationen, Romane, Gedichte, Anleitungen</text:p>
                </text:list-item>
              </text:list>
            </text:list-item>
          </text:list>
        </text:list-item>
      </text:list>
      <text:p text:style-name="P10"/>
      <text:list xml:id="list172142328209867" text:continue-numbering="true" text:style-name="L13">
        <text:list-item>
          <text:p text:style-name="P100">Form text into readable Structure</text:p>
          <text:list>
            <text:list-item>
              <text:p text:style-name="P100">Token → Sequenz von Buchstaben als einzelne Gruppe (Wörter, Zeichen)</text:p>
            </text:list-item>
            <text:list-item>
              <text:p text:style-name="P100">Type → Einzigartiges Token (Wort sind mehrere Tokens, aber nur ein Type)</text:p>
            </text:list-item>
            <text:list-item>
              <text:p text:style-name="P100">Lexical Diversity → Type-Token-Ratio → Vokabular des Textes</text:p>
            </text:list-item>
            <text:list-item>
              <text:p text:style-name="P101">Hapaxes → Wort welches nur einmal im Text vorkommt</text:p>
            </text:list-item>
            <text:list-item>
              <text:p text:style-name="P101">Collocation → Wortsequenz die zusammen ungewöhnlich oft vorkommt</text:p>
            </text:list-item>
          </text:list>
        </text:list-item>
      </text:list>
      <text:p text:style-name="P11"/>
      <text:list xml:id="list172143718765468" text:continue-numbering="true" text:style-name="L13">
        <text:list-item>
          <text:p text:style-name="P101">Why is text analysis useful</text:p>
          <text:list>
            <text:list-item>
              <text:p text:style-name="P101">Themen und Genre können klassifiziert werden</text:p>
              <text:list>
                <text:list-item>
                  <text:p text:style-name="P101">Hilft Textarten zu unterscheiden</text:p>
                </text:list-item>
              </text:list>
            </text:list-item>
            <text:list-item>
              <text:p text:style-name="P101">Zugehörigkeit von Autoren herausfinden</text:p>
              <text:list>
                <text:list-item>
                  <text:p text:style-name="P101">Autor Profile, Cybermobbing Detektion</text:p>
                </text:list-item>
              </text:list>
            </text:list-item>
            <text:list-item>
              <text:p text:style-name="P101">Lesbarkeit für Personen testen (FSK Check)</text:p>
            </text:list-item>
            <text:list-item>
              <text:p text:style-name="P101">Schreib Assistenz</text:p>
            </text:list-item>
          </text:list>
        </text:list-item>
      </text:list>
      <text:p text:style-name="P35"/>
      <text:p text:style-name="P15">Lecture 03 – Writing Structured Programs</text:p>
      <text:p text:style-name="P15"/>
      <text:list xml:id="list3270048124" text:style-name="L14">
        <text:list-item>
          <text:p text:style-name="P53">Warum ist Programmstruktur wichtig?</text:p>
          <text:list>
            <text:list-item>
              <text:p text:style-name="P53">Lesbarkeit und Wartbarkeit des Codes fallen leichter</text:p>
            </text:list-item>
          </text:list>
        </text:list-item>
      </text:list>
      <text:p text:style-name="P22"/>
      <text:list xml:id="list172143768910479" text:continue-numbering="true" text:style-name="L14">
        <text:list-item>
          <text:p text:style-name="P53">Funktionen für mehr Struktur<text:tab/></text:p>
          <text:list>
            <text:list-item>
              <text:p text:style-name="P53">Effektiver Weg Code zu verpacken und wiederbenutzbar zu machen</text:p>
            </text:list-item>
            <text:list-item>
              <text:p text:style-name="P53">Gute Funktions- und Variablennamen machen Programme lesbarer</text:p>
            </text:list-item>
            <text:list-item>
              <text:p text:style-name="P53">Dokumentieren von Funktionen macht die Verwendung leichter</text:p>
            </text:list-item>
          </text:list>
        </text:list-item>
      </text:list>
      <text:p text:style-name="P22"/>
      <text:list xml:id="list172142404916020" text:continue-numbering="true" text:style-name="L14">
        <text:list-item>
          <text:p text:style-name="P54">Generator Expressions liefern schnelleren Code</text:p>
          <text:list>
            <text:list-item>
              <text:p text:style-name="P54">List Comprehension bildet erst die Liste und führt dann die Operation aus</text:p>
            </text:list-item>
            <text:list-item>
              <text:p text:style-name="P54">Generator Expression <text:span text:style-name="T5">übergeben der Funktion jedes Element zum direkten ausführen</text:span></text:p>
            </text:list-item>
          </text:list>
        </text:list-item>
      </text:list>
      <text:p text:style-name="P23"/>
      <text:list xml:id="list172143059547111" text:continue-numbering="true" text:style-name="L14">
        <text:list-item>
          <text:p text:style-name="P55">List-of-Tuples VS. Dictionaries</text:p>
          <text:list>
            <text:list-item>
              <text:p text:style-name="P55">Dictionaries vereinfachen Suche erheblich nach bestimmten Einträgen</text:p>
            </text:list-item>
            <text:list-item>
              <text:p text:style-name="P55">Keys sind einzigartig, nicht mehrere möglich, Eintrag muss Liste sein bei Mehrdeutigkeit</text:p>
            </text:list-item>
            <text:list-item>
              <text:p text:style-name="P56">Default<text:span text:style-name="T6">D</text:span>ics mit Ints sind nützlich um Elemente zu zählen</text:p>
            </text:list-item>
            <text:list-item>
              <text:p text:style-name="P57">DefaultDics werden generell gerne zum Akkumulieren von Wörtern verwendet (Anagramme finden) → nltk.Index(…)</text:p>
              <text:list>
                <text:list-item>
                  <text:p text:style-name="P57">Beispiel: Invertieren von Dictionaries:</text:p>
                  <text:list>
                    <text:list-item>
                      <text:p text:style-name="P57">pos _I = nltk.Index((value, key) for (key, value) in pos.items())</text:p>
                    </text:list-item>
                  </text:list>
                </text:list-item>
                <text:list-item>
                  <text:p text:style-name="P57">Beispiel: Finden von Anagrammen:</text:p>
                  <text:list>
                    <text:list-item>
                      <text:p text:style-name="P57">anagrams = nltk.Index((‘’.join(sorted(w)), w) for w in words)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72142486676606" text:continue-numbering="true" text:style-name="L14">
        <text:list-item>
          <text:p text:style-name="P58">Wichtige Elemente strukturierter Programme</text:p>
          <text:list>
            <text:list-item>
              <text:p text:style-name="P58">Funktionen</text:p>
            </text:list-item>
            <text:list-item>
              <text:p text:style-name="P58">Lambda Ausdrücke</text:p>
            </text:list-item>
            <text:list-item>
              <text:p text:style-name="P58"><text:soft-page-break/>Conditionals</text:p>
            </text:list-item>
            <text:list-item>
              <text:p text:style-name="P58">Sequences</text:p>
            </text:list-item>
            <text:list-item>
              <text:p text:style-name="P58">Dictionaries and Mappings</text:p>
            </text:list-item>
          </text:list>
        </text:list-item>
      </text:list>
      <text:p text:style-name="P25"/>
      <text:list xml:id="list172142801069794" text:continue-numbering="true" text:style-name="L14">
        <text:list-item>
          <text:p text:style-name="P58">Why is it useful?</text:p>
          <text:list>
            <text:list-item>
              <text:p text:style-name="P58">Programme und Bibliotheken sollen für die Öffentlichkeit geschrieben werden und für den späteren Gebrauch</text:p>
            </text:list-item>
            <text:list-item>
              <text:p text:style-name="P58">Wiederbenutzbare Teile und Code vereinfachen die Arbeit</text:p>
            </text:list-item>
            <text:list-item>
              <text:p text:style-name="P58">Reproduzierbare Ergebnisse</text:p>
            </text:list-item>
          </text:list>
        </text:list-item>
      </text:list>
      <text:p text:style-name="P25"/>
      <text:p text:style-name="P16">Lecture 04 – Accessing Text Corpora</text:p>
      <text:p text:style-name="P16"/>
      <text:list xml:id="list433422523" text:style-name="L15">
        <text:list-item>
          <text:p text:style-name="P59">NLTK stellt einige nützliche Text Corpora zur Textanalyse (Große Textmengen)</text:p>
          <text:list>
            <text:list-item>
              <text:p text:style-name="P59">Werden mit einem bestimmten Ziel designed</text:p>
              <text:list>
                <text:list-item>
                  <text:p text:style-name="P59">Material in einem oder mehreren Genres (Breit gefächert)</text:p>
                </text:list-item>
              </text:list>
            </text:list-item>
            <text:list-item>
              <text:p text:style-name="P59">Corpus teilt sich immer in Textblöcke(words, sents) und Fileids auf</text:p>
              <text:list>
                <text:list-item>
                  <text:p text:style-name="P59">Lassen sich wie Listen mit Wörtern behandeln</text:p>
                </text:list-item>
              </text:list>
            </text:list-item>
            <text:list-item>
              <text:p text:style-name="P59">Gutenberg Corpus</text:p>
              <text:list>
                <text:list-item>
                  <text:p text:style-name="P59">nltk.corpus.gutenberg…</text:p>
                </text:list-item>
                <text:list-item>
                  <text:p text:style-name="P60">Sammlung von Romanen</text:p>
                </text:list-item>
              </text:list>
            </text:list-item>
            <text:list-item>
              <text:p text:style-name="P59">Webtext</text:p>
              <text:list>
                <text:list-item>
                  <text:p text:style-name="P59">Corpus mit Chattexten und Forumseinträgen(Umgangssprache und Kürzel)</text:p>
                </text:list-item>
              </text:list>
            </text:list-item>
            <text:list-item>
              <text:p text:style-name="P60">Brown Corpus</text:p>
              <text:list>
                <text:list-item>
                  <text:p text:style-name="P60">Viele Texte aus vielen verschiedenen Genres (Englisch)</text:p>
                </text:list-item>
                <text:list-item>
                  <text:p text:style-name="P60">Aufgeteilt in categories → brown.categories()</text:p>
                </text:list-item>
                <text:list-item>
                  <text:p text:style-name="P60">Textzugriff via Kategorie: brown.words(categories=’news’)</text:p>
                </text:list-item>
                <text:list-item>
                  <text:p text:style-name="P60">Textzugriff via Fileids →<text:span text:style-name="T7"> </text:span>brown.words(fileids=[‘cg22’])</text:p>
                </text:list-item>
                <text:list-item>
                  <text:p text:style-name="P61">Sätze via Kategorien → brown.sents(categories=[‘news’, ‘editorial’])</text:p>
                </text:list-item>
                <text:list-item>
                  <text:p text:style-name="P61">Eine Kategorie pro Dokument</text:p>
                </text:list-item>
              </text:list>
            </text:list-item>
            <text:list-item>
              <text:p text:style-name="P61">Reuters Corpus</text:p>
              <text:list>
                <text:list-item>
                  <text:p text:style-name="P61">Besteht aus News Dokumenten</text:p>
                </text:list-item>
                <text:list-item>
                  <text:p text:style-name="P61">Gruppiert in Trainings- und Testsets</text:p>
                </text:list-item>
                <text:list-item>
                  <text:p text:style-name="P61">Mehrere Kategorien pro Dokument</text:p>
                </text:list-item>
              </text:list>
            </text:list-item>
            <text:list-item>
              <text:p text:style-name="P61">Verschiedene Corpora haben verschiedene Eigenschaften</text:p>
              <text:list>
                <text:list-item>
                  <text:p text:style-name="P61">isolated: Einfache Sammlung von Texten</text:p>
                </text:list-item>
                <text:list-item>
                  <text:p text:style-name="P61">categorized: Jeder Text gehört zu einer Kategorie</text:p>
                </text:list-item>
                <text:list-item>
                  <text:p text:style-name="P61">overlapping: Jeder Text gehört zu einer oder mehreren Kategorien</text:p>
                </text:list-item>
                <text:list-item>
                  <text:p text:style-name="P61">temporal: Sprachnutzung über einen Zeitraum (Präsidentenreden) </text:p>
                </text:list-item>
              </text:list>
            </text:list-item>
            <text:list-item>
              <text:p text:style-name="P61">Verschiedene Zugriffsmöglichkeiten</text:p>
              <text:list>
                <text:list-item>
                  <text:p text:style-name="P61">fileids() → Liste mit allen File-IDs</text:p>
                </text:list-item>
                <text:list-item>
                  <text:p text:style-name="P61">fileids([categories]) → Alle File-IDs die zu gegebenen Kategorien gehören</text:p>
                </text:list-item>
                <text:list-item>
                  <text:p text:style-name="P61">categories() → Liste mit allen Kategorien</text:p>
                </text:list-item>
                <text:list-item>
                  <text:p text:style-name="P61">categories([fileids]) → Alle Kategorien die zu gegebenen File-IDs gehören</text:p>
                </text:list-item>
                <text:list-item>
                  <text:p text:style-name="P61">raw() → Der rohe Inhalt des kompletten Corpus (Chars)</text:p>
                </text:list-item>
                <text:list-item>
                  <text:p text:style-name="P61">words() → Alle Wörter eines Corpus</text:p>
                </text:list-item>
                <text:list-item>
                  <text:p text:style-name="P61">words(fileids/categories) → Wörter gefiltert nach ID oder Kategorie</text:p>
                </text:list-item>
                <text:list-item>
                  <text:p text:style-name="P61">sents() → Alle Sätze eines Corpus</text:p>
                </text:list-item>
                <text:list-item>
                  <text:p text:style-name="P61">sents(fileids/categories) → Sätze gefiltert nach ID oder Kategorie</text:p>
                </text:list-item>
              </text:list>
            </text:list-item>
          </text:list>
        </text:list-item>
      </text:list>
      <text:p text:style-name="P26"/>
      <text:list xml:id="list172142676034887" text:continue-numbering="true" text:style-name="L15">
        <text:list-item>
          <text:p text:style-name="P61">Conditional Frequency Distribution</text:p>
          <text:list>
            <text:list-item>
              <text:p text:style-name="P61">Bildet mehrere Verteilungen mit verschiedenen Bedingungen</text:p>
            </text:list-item>
            <text:list-item>
              <text:p text:style-name="P62"><text:soft-page-break/>Bekommt Pärchen aus Bedingungen und Events und zählt Events die die Bedingungen erfüllen</text:p>
            </text:list-item>
            <text:list-item>
              <text:p text:style-name="P62">Können tabellarisch dargestellt werden zur besseren Analyse</text:p>
              <text:list>
                <text:list-item>
                  <text:p text:style-name="P62">cfd.tabulate(conditions=[‘cond1’, ‘cond2’], samples=range(8), cumulative=True)</text:p>
                </text:list-item>
              </text:list>
            </text:list-item>
            <text:list-item>
              <text:p text:style-name="P62">Können dazu genutzt werden eine Bigram Tabelle zu bilden</text:p>
              <text:list>
                <text:list-item>
                  <text:p text:style-name="P62">Bigramme dienen als Input für die Verteilungen</text:p>
                </text:list-item>
                <text:list-item>
                  <text:p text:style-name="P62">So findet man wahrscheinliche Folgewörter für bestimmte Wörter</text:p>
                  <text:list>
                    <text:list-item>
                      <text:p text:style-name="P62">Wird in der Autocomplete Songs App verwendet</text:p>
                    </text:list-item>
                  </text:list>
                </text:list-item>
              </text:list>
            </text:list-item>
            <text:list-item>
              <text:p text:style-name="P62">Sehr effizient um Genres stilistisch miteinander zu vergleichen (Konjunktivtest)</text:p>
            </text:list-item>
            <text:list-item>
              <text:p text:style-name="P62">Kann Wortnutzung über die Zeit in selben Texten visualisieren (Präsidentenreden)</text:p>
            </text:list-item>
          </text:list>
        </text:list-item>
      </text:list>
      <text:p text:style-name="P6"/>
      <text:p text:style-name="P17">Lecture 05 – Lexical Ressources</text:p>
      <text:p text:style-name="P17"/>
      <text:list xml:id="list2166088939" text:style-name="L16">
        <text:list-item>
          <text:p text:style-name="P63">Hauptproblem der Sprachanalyse stellt die Mehrdeutigkeit in der menschlichen Sprache dar</text:p>
          <text:list>
            <text:list-item>
              <text:p text:style-name="P63">Buchstabierung: color ↔ colour</text:p>
            </text:list-item>
            <text:list-item>
              <text:p text:style-name="P63">Aussprache: China ↔ Schina ↔ Kina</text:p>
            </text:list-item>
            <text:list-item>
              <text:p text:style-name="P63">Worttrennungen: Sommer-/Wintersemester</text:p>
            </text:list-item>
            <text:list-item>
              <text:p text:style-name="P63">Satzstellungen: He lives in Mulberry Dr. ↔ Dr- Watson left the room</text:p>
            </text:list-item>
            <text:list-item>
              <text:p text:style-name="P63">Bedeutung: Bank (Gebäude ↔ Sitzgelegenheit ↔ Insitution)</text:p>
            </text:list-item>
            <text:list-item>
              <text:p text:style-name="P63">Interpretation von Umgangssprache: Time flies like an arrow.</text:p>
              <text:p text:style-name="P63"/>
            </text:list-item>
          </text:list>
        </text:list-item>
        <text:list-item>
          <text:p text:style-name="P63">Homonyms → Wörter mit selber Buchstabierung aber verschiedener Bedeutung</text:p>
          <text:list>
            <text:list-item>
              <text:p text:style-name="P63">I saw the saw</text:p>
              <text:p text:style-name="P63"/>
            </text:list-item>
          </text:list>
        </text:list-item>
        <text:list-item>
          <text:p text:style-name="P63">Syntactic Ambiguity → Sätze können verschiedene Interpretationen haben</text:p>
          <text:list>
            <text:list-item>
              <text:p text:style-name="P63">I’m glad I’m a man, and so is Lola</text:p>
              <text:list>
                <text:list-item>
                  <text:p text:style-name="P63">Lola und ich sind beide froh, dass ich ein Mann bin</text:p>
                </text:list-item>
                <text:list-item>
                  <text:p text:style-name="P63">Ich bin froh, dass Lola und ich Männer sind</text:p>
                  <text:p text:style-name="P63"/>
                </text:list-item>
              </text:list>
            </text:list-item>
          </text:list>
        </text:list-item>
        <text:list-item>
          <text:p text:style-name="P64">Lexical Ressource → Sammlung von Wörtern mit dazugehörigen Informationen zum Text (Kategorie, Sinn, Bedeutung)</text:p>
          <text:list>
            <text:list-item>
              <text:p text:style-name="P64">Einfachste Form ist Liste mit Wörtern</text:p>
            </text:list-item>
            <text:list-item>
              <text:p text:style-name="P64">Anwendung in bei Themenwörtern (Biologie, Mathe)</text:p>
            </text:list-item>
            <text:list-item>
              <text:p text:style-name="P64">Bildet Basis Vokabular</text:p>
            </text:list-item>
            <text:list-item>
              <text:p text:style-name="P64">Beispiel ist auch eine Liste mit Ortsnamen (Städte, Länder, Regionen)</text:p>
            </text:list-item>
            <text:list-item>
              <text:p text:style-name="P64">Bekannte Filterworte sind Stopwords (to, the, also)</text:p>
              <text:p text:style-name="P64"/>
            </text:list-item>
          </text:list>
        </text:list-item>
        <text:list-item>
          <text:p text:style-name="P64">Für Lexical Ressources gibt es eigene Corpora mit den Standard Zugriffsmethoden</text:p>
          <text:list>
            <text:list-item>
              <text:p text:style-name="P64">Nützlich um ungewöhnliche Wörter in einem Corpus zu finden</text:p>
            </text:list-item>
            <text:list-item>
              <text:p text:style-name="P65">Anwendung um Anteil von Stopwords in einem Text zu untersuchen</text:p>
            </text:list-item>
            <text:list-item>
              <text:p text:style-name="P65">Kann genutzt werden um ein Wortpuzzle zu lösen (Mit FreqDists)</text:p>
            </text:list-item>
            <text:list-item>
              <text:p text:style-name="P65">Kann zum Übersetzen von Wörtern benutzt werden (Swadesh Words)</text:p>
            </text:list-item>
            <text:list-item>
              <text:p text:style-name="P65">Verschiedene Sprachen können analysiert werden</text:p>
              <text:p text:style-name="P65"/>
            </text:list-item>
          </text:list>
        </text:list-item>
        <text:list-item>
          <text:p text:style-name="P65">Weitere große Herausforderung ist das Erkennen von gesprochener Sprache</text:p>
          <text:list>
            <text:list-item>
              <text:p text:style-name="P65">Mehrere Dialekte werden verwendet</text:p>
            </text:list-item>
            <text:list-item>
              <text:p text:style-name="P65">cmudict ist spezieller Corpus für solche Zwecke</text:p>
              <text:list>
                <text:list-item>
                  <text:p text:style-name="P65">Enthält Phonetisches Alphabet in mehreren Möglichkeiten</text:p>
                  <text:p text:style-name="P65"/>
                </text:list-item>
              </text:list>
            </text:list-item>
          </text:list>
        </text:list-item>
        <text:list-item>
          <text:p text:style-name="P65">Wordnet stellt Corpus mit Beziehungen der einzelnen Wörter</text:p>
          <text:list>
            <text:list-item>
              <text:p text:style-name="P65">wn.synsets(‘word’) → Liefert alle Synonyme von word als Synsetobjekt</text:p>
            </text:list-item>
            <text:list-item>
              <text:p text:style-name="P65">wn.synset(‘synset-obj’).lemma_names() → Gibt alle Synonyme als Wörterliste zurück</text:p>
            </text:list-item>
            <text:list-item>
              <text:p text:style-name="P65"><text:soft-page-break/>Synsets sind hierarchisch verknüpft wie in einem Baum</text:p>
              <text:list>
                <text:list-item>
                  <text:p text:style-name="P65">Motor Vehicle → (Motorcar, Go-Kart, Truck): IS A – Beziehung</text:p>
                </text:list-item>
                <text:list-item>
                  <text:p text:style-name="P65">synset,hyponyms() → Liefert alle Kinder als Synset Objekte</text:p>
                </text:list-item>
                <text:list-item>
                  <text:p text:style-name="P65">synset.hypernyms() → Liefert alle Eltern als Synset Objekte <text:span text:style-name="T8">(Multipath möglich)</text:span></text:p>
                  <text:list>
                    <text:list-item>
                      <text:p text:style-name="P66">Hypernyms und Hyponyms sind “Lexical Relations”</text:p>
                    </text:list-item>
                  </text:list>
                </text:list-item>
              </text:list>
            </text:list-item>
            <text:list-item>
              <text:p text:style-name="P66">Meronyme: Von Gegenständen zu ihren Komponenten (Baum → Ast, Krone, Stamm)</text:p>
            </text:list-item>
            <text:list-item>
              <text:p text:style-name="P66">Holonyme: Von Gegenständen zu dem in dem sie enthalten sind (Baum → Wald)</text:p>
            </text:list-item>
            <text:list-item>
              <text:p text:style-name="P66">Antonyme: Finden von Gegenteilen (Supply → Demand)</text:p>
              <text:p text:style-name="P66"/>
            </text:list-item>
          </text:list>
        </text:list-item>
        <text:list-item>
          <text:p text:style-name="P66">Semantic Relatedness kann nützlich sein für die Internetsuche, da auch Synonyme gesucht werden</text:p>
          <text:list>
            <text:list-item>
              <text:p text:style-name="P66">Beziehungsstatus kann durch die Nähe zu anderen Elementen ermittelt werden</text:p>
              <text:list>
                <text:list-item>
                  <text:p text:style-name="P66">synset.lowest_common_hypernym(synset2) → Nächstes Elternelement</text:p>
                </text:list-item>
                <text:list-item>
                  <text:p text:style-name="P66">synset1.min_depth() → Tiefe im Baum von “Entity” aus</text:p>
                </text:list-item>
                <text:list-item>
                  <text:p text:style-name="P66">synset1.path_similarity(synset2) → Liefert Bewertung des Beziehungsstatus <text:span text:style-name="T9">aufsteigend</text:span></text:p>
                </text:list-item>
              </text:list>
            </text:list-item>
          </text:list>
        </text:list-item>
      </text:list>
      <text:p text:style-name="P28"/>
      <text:list xml:id="list172142373380628" text:continue-numbering="true" text:style-name="L16">
        <text:list-item>
          <text:p text:style-name="P67">Why is it useful?</text:p>
          <text:list>
            <text:list-item>
              <text:p text:style-name="P67">Effiziente Informations Extraktion</text:p>
              <text:list>
                <text:list-item>
                  <text:p text:style-name="P67">Neue und schlauere Internet Such Maschinen</text:p>
                </text:list-item>
                <text:list-item>
                  <text:p text:style-name="P67">Erleichtern der Textsuche in einem Katalog mit mehreren Einträgen</text:p>
                </text:list-item>
              </text:list>
            </text:list-item>
            <text:list-item>
              <text:p text:style-name="P67">Text Ähnlichkeit überprüfen</text:p>
              <text:list>
                <text:list-item>
                  <text:p text:style-name="P67">Plagiarismuscheck</text:p>
                </text:list-item>
                <text:list-item>
                  <text:p text:style-name="P67">Identifizieren von Redundanzen</text:p>
                </text:list-item>
              </text:list>
            </text:list-item>
            <text:list-item>
              <text:p text:style-name="P67">Folgerungsbeziehungen in Texten identifizieren und analysieren</text:p>
            </text:list-item>
          </text:list>
        </text:list-item>
      </text:list>
      <text:p text:style-name="P28"/>
      <text:p text:style-name="P18"><text:span text:style-name="T10">Lecture </text:span>06 – Processing Raw Text</text:p>
      <text:p text:style-name="P27"/>
      <text:list xml:id="list4186951866" text:style-name="L17">
        <text:list-item>
          <text:p text:style-name="P69">Typische Pipeline für Textverarbeitung</text:p>
          <text:list>
            <text:list-item>
              <text:p text:style-name="P69">Obtein → Read → Clean/Prepare → Preprocess → Analyze</text:p>
              <text:p text:style-name="P69"/>
            </text:list-item>
          </text:list>
        </text:list-item>
        <text:list-item>
          <text:p text:style-name="P69">NLTK besitzt nicht unendlich viele Textquellen, man braucht Alternativen</text:p>
          <text:list>
            <text:list-item>
              <text:p text:style-name="P69">Raw Text aus dem Internet</text:p>
              <text:list>
                <text:list-item>
                  <text:p text:style-name="P69">Txt files direkt von Seiten via urllib.request / urlopen(url).read()</text:p>
                </text:list-item>
                <text:list-item>
                  <text:p text:style-name="P69">Tokenization mit nltk.word_tokenize(…)</text:p>
                </text:list-item>
                <text:list-item>
                  <text:p text:style-name="P69">Erstellen eines nltk Textes → nltk.Text(tokens)</text:p>
                </text:list-item>
              </text:list>
            </text:list-item>
            <text:list-item>
              <text:p text:style-name="P69">Text aus HTML filtern</text:p>
              <text:list>
                <text:list-item>
                  <text:p text:style-name="P69">Seite mit urlopen(url).read() lesen</text:p>
                </text:list-item>
                <text:list-item>
                  <text:p text:style-name="P69">Vor der Weiterverarbeitung mit BeautifulSoup aufräumen</text:p>
                </text:list-item>
                <text:list-item>
                  <text:p text:style-name="P69">Tokenization → Textgenerator</text:p>
                </text:list-item>
              </text:list>
            </text:list-item>
            <text:list-item>
              <text:p text:style-name="P69">Text aus Blogs filtern</text:p>
              <text:list>
                <text:list-item>
                  <text:p text:style-name="P69">feedparser.parse(url)</text:p>
                </text:list-item>
                <text:list-item>
                  <text:p text:style-name="P70">Tokenization → Textgenerator</text:p>
                </text:list-item>
              </text:list>
            </text:list-item>
            <text:list-item>
              <text:p text:style-name="P71">Text aus lokalen Dateien<text:tab/></text:p>
              <text:list>
                <text:list-item>
                  <text:p text:style-name="P71">f = open(path)</text:p>
                </text:list-item>
                <text:list-item>
                  <text:p text:style-name="P71">raw = f.read() → Liest die Datei</text:p>
                </text:list-item>
                <text:list-item>
                  <text:p text:style-name="P71">f.write(raw) → Schreibt die Datei</text:p>
                </text:list-item>
                <text:list-item>
                  <text:p text:style-name="P71">line.strip() um Leerzeilen zu erkennen</text:p>
                  <text:p text:style-name="P71"/>
                </text:list-item>
              </text:list>
            </text:list-item>
          </text:list>
        </text:list-item>
        <text:list-item>
          <text:p text:style-name="P72">String Darstellung in Python</text:p>
          <text:list>
            <text:list-item>
              <text:p text:style-name="P72">Dateien einzulesen liefert Bytestreams, keine Python Strings</text:p>
              <text:list>
                <text:list-item>
                  <text:p text:style-name="P72">Kodierung ist entweder ASCII oder Unicode</text:p>
                  <text:list>
                    <text:list-item>
                      <text:p text:style-name="P72"><text:soft-page-break/>ASCII → 1:1 Übungsetzung zu Characters möglich</text:p>
                    </text:list-item>
                    <text:list-item>
                      <text:p text:style-name="P72">Unicode → Kodierung bestimmt Übersetzung (utf-8, iso)</text:p>
                    </text:list-item>
                    <text:list-item>
                      <text:p text:style-name="P72">In Python wird Unicode verwendet</text:p>
                    </text:list-item>
                  </text:list>
                </text:list-item>
              </text:list>
            </text:list-item>
            <text:list-item>
              <text:p text:style-name="P72">Konvertierung ist jederzeit möglich</text:p>
              <text:list>
                <text:list-item>
                  <text:p text:style-name="P72">str.encode(‘utf-8’) → Bytestreams</text:p>
                </text:list-item>
                <text:list-item>
                  <text:p text:style-name="P72">bytes.decode(‘utf-8’) → String</text:p>
                </text:list-item>
              </text:list>
            </text:list-item>
          </text:list>
        </text:list-item>
      </text:list>
      <text:p text:style-name="P29"/>
      <text:list xml:id="list172142871331108" text:continue-numbering="true" text:style-name="L17">
        <text:list-item>
          <text:p text:style-name="P72">Reguläre Ausdrücke für Textanalyse</text:p>
          <text:list>
            <text:list-item>
              <text:p text:style-name="P72">Verwendung um bestimmte Pattern in Texten zu finden</text:p>
            </text:list-item>
            <text:list-item>
              <text:p text:style-name="P72">Befinden sich in Python im module ‘re’</text:p>
            </text:list-item>
            <text:list-item>
              <text:p text:style-name="P72">$ → Matched auf das Ende eines Textes</text:p>
            </text:list-item>
            <text:list-item>
              <text:p text:style-name="P72">. → Wildcardsymbol</text:p>
            </text:list-item>
            <text:list-item>
              <text:p text:style-name="P72">^ → Matched auf den Beginn eines Textes</text:p>
            </text:list-item>
            <text:list-item>
              <text:p text:style-name="P72">? → Spezifiziert das vorherige Zeichen als optional</text:p>
            </text:list-item>
            <text:list-item>
              <text:p text:style-name="P72">+ → <text:span text:style-name="T11">Matched auf einen oder mehreren Folgesymbole</text:span></text:p>
            </text:list-item>
            <text:list-item>
              <text:p text:style-name="P72">* →<text:span text:style-name="T11"> Matched auf null oder mehrere Folgesymbole</text:span></text:p>
            </text:list-item>
            <text:list-item>
              <text:p text:style-name="P73">^ in einer [] Invertiert die Gruppe in []</text:p>
            </text:list-item>
            <text:list-item>
              <text:p text:style-name="P73">\ Escaped das Folgesymbol</text:p>
            </text:list-item>
            <text:list-item>
              <text:p text:style-name="P73">{x,y} → Gibt ein Intervall an, wie oft das Folgesymbol kommen darf (1-3)</text:p>
            </text:list-item>
            <text:list-item>
              <text:p text:style-name="P73">| → Matched auf Disjunktionen</text:p>
            </text:list-item>
            <text:list-item>
              <text:p text:style-name="P73">re.findall(r’(pattern)) → Findet alle gematchten Patterns</text:p>
            </text:list-item>
            <text:list-item>
              <text:p text:style-name="P73">re.findall(r’(?:pattern)) → Findet alle Wörter mit einem gematchten Pattern</text:p>
            </text:list-item>
          </text:list>
        </text:list-item>
      </text:list>
      <text:p text:style-name="P30"/>
      <text:list xml:id="list172142093401491" text:continue-numbering="true" text:style-name="L17">
        <text:list-item>
          <text:p text:style-name="P74">Normalisierung von Text</text:p>
          <text:list>
            <text:list-item>
              <text:p text:style-name="P74">Alles in Kleinbuchstaben umwandeln ist eine Art der Normalisierung</text:p>
            </text:list-item>
            <text:list-item>
              <text:p text:style-name="P74">Stemming ebenfalls</text:p>
              <text:list>
                <text:list-item>
                  <text:p text:style-name="P74">Abschneiden von Endungen, filtern des reinen Wortes</text:p>
                </text:list-item>
              </text:list>
            </text:list-item>
            <text:list-item>
              <text:p text:style-name="P74">Lemmatization</text:p>
              <text:list>
                <text:list-item>
                  <text:p text:style-name="P74">Wort in eine bekannte Form aus einem Dictionary umwandeln</text:p>
                </text:list-item>
              </text:list>
            </text:list-item>
            <text:list-item>
              <text:p text:style-name="P74">Tokenization</text:p>
              <text:list>
                <text:list-item>
                  <text:p text:style-name="P74">Reinen Text in Wortliste umwandeln, verschiedene Arten möglich</text:p>
                  <text:list>
                    <text:list-item>
                      <text:p text:style-name="P74">Trennen nur bei Whitespaces</text:p>
                    </text:list-item>
                    <text:list-item>
                      <text:p text:style-name="P74">Trennen bei bestimmten Symbolen</text:p>
                    </text:list-item>
                    <text:list-item>
                      <text:p text:style-name="P74">Wort und Kürzelerkennung</text:p>
                    </text:list-item>
                  </text:list>
                </text:list-item>
              </text:list>
            </text:list-item>
            <text:list-item>
              <text:p text:style-name="P74">Segmentation</text:p>
              <text:list>
                <text:list-item>
                  <text:p text:style-name="P102">Aufsplitten des Textes in Sätze</text:p>
                </text:list-item>
              </text:list>
            </text:list-item>
          </text:list>
        </text:list-item>
      </text:list>
      <text:p text:style-name="P36"/>
      <text:list xml:id="list172142241508973" text:continue-numbering="true" text:style-name="L17">
        <text:list-item>
          <text:p text:style-name="P103">Why is it useful?</text:p>
          <text:list>
            <text:list-item>
              <text:p text:style-name="P103">NLP Preprocessing</text:p>
              <text:list>
                <text:list-item>
                  <text:p text:style-name="P103">Segmentation und Normalization sind entscheidene Vorbereitungsarbeiten</text:p>
                </text:list-item>
              </text:list>
            </text:list-item>
            <text:list-item>
              <text:p text:style-name="P103">Erstellen neuer Corpora mit sauberen Inhalten</text:p>
              <text:list>
                <text:list-item>
                  <text:p text:style-name="P103">Wahl der Kodierung ist eventuell auch wichtig für einen Corpus</text:p>
                </text:list-item>
              </text:list>
            </text:list-item>
            <text:list-item>
              <text:p text:style-name="P103">Extraktion von Informationen</text:p>
              <text:list>
                <text:list-item>
                  <text:p text:style-name="P103">Regelbasierte Systeme sind oft sehr gut mit regulären Ausdrücken analysierbar</text:p>
                </text:list-item>
              </text:list>
            </text:list-item>
          </text:list>
        </text:list-item>
      </text:list>
      <text:p text:style-name="P37"/>
      <text:p text:style-name="P19">Lecture 07 – Categorizing Words</text:p>
      <text:p text:style-name="P19"/>
      <text:list xml:id="list2043600463" text:style-name="L18">
        <text:list-item>
          <text:p text:style-name="P68">Part-Of-Speech Tagging</text:p>
          <text:list>
            <text:list-item>
              <text:p text:style-name="P68">Klassifizieren der Wörter nach ihrer Art (Verben, Nomen, Adjektive…)</text:p>
            </text:list-item>
            <text:list-item>
              <text:p text:style-name="P68">Wort Arten sind auch bekannt unter “Word Classes” oder “Lexical Categories”</text:p>
            </text:list-item>
            <text:list-item>
              <text:p text:style-name="P68">Die verwendeten Kategorien sind die “Tagsets”</text:p>
            </text:list-item>
          </text:list>
        </text:list-item>
      </text:list>
      <text:p text:style-name="P31"/>
      <text:list xml:id="list172143561776352" text:continue-numbering="true" text:style-name="L18">
        <text:list-item>
          <text:p text:style-name="P68"><text:soft-page-break/>Word Classes sind abhänging vom Kontext in dem sie auftauchen</text:p>
          <text:list>
            <text:list-item>
              <text:p text:style-name="P75">Ähnliche Word Classes tauchen auch immer in ähnlichem Kontext auf</text:p>
            </text:list-item>
            <text:list-item>
              <text:p text:style-name="P76">Gleiche Wörter können unterschiedliche Word Classes haben</text:p>
            </text:list-item>
          </text:list>
        </text:list-item>
      </text:list>
      <text:p text:style-name="P32"/>
      <text:list xml:id="list172142121135835" text:continue-numbering="true" text:style-name="L18">
        <text:list-item>
          <text:p text:style-name="P75">nltk.pos_tag(text) → Fügt die Wort Art in Tupeln an den Text</text:p>
          <text:list>
            <text:list-item>
              <text:p text:style-name="P75">Automatischer Tagger (95-98% korrekt)</text:p>
            </text:list-item>
          </text:list>
        </text:list-item>
      </text:list>
      <text:p text:style-name="P32"/>
      <text:list xml:id="list172143435868393" text:continue-numbering="true" text:style-name="L18">
        <text:list-item>
          <text:p text:style-name="P75">Viele Corpora <text:span text:style-name="T12">sind von sich aus schon getagged</text:span></text:p>
          <text:list>
            <text:list-item>
              <text:p text:style-name="P76">Zugriff über corpus.tagged_words() → Liefert Tupel</text:p>
            </text:list-item>
            <text:list-item>
              <text:p text:style-name="P76">Nicht jeder Corpus benutzt das selbe Tagset</text:p>
            </text:list-item>
            <text:list-item>
              <text:p text:style-name="P76">Es existiert ein Mapping auf ein universelles Tagset von nltk</text:p>
            </text:list-item>
          </text:list>
        </text:list-item>
      </text:list>
      <text:p text:style-name="P33"/>
      <text:list xml:id="list172142051902597" text:continue-numbering="true" text:style-name="L18">
        <text:list-item>
          <text:p text:style-name="P76">Tagsets enthalten alle ihre Tags mit Erklärung welche Wort Art es repräsentiert</text:p>
          <text:list>
            <text:list-item>
              <text:p text:style-name="P76">Ähnliche Tags teilen sich selbes Prefix (V → Verben)</text:p>
            </text:list-item>
            <text:list-item>
              <text:p text:style-name="P76">Tagsets sind Sprach und Corpus spezifisch</text:p>
            </text:list-item>
            <text:list-item>
              <text:p text:style-name="P76">Universal Tagset: 12 grobe Einteilungen</text:p>
            </text:list-item>
          </text:list>
        </text:list-item>
      </text:list>
      <text:p text:style-name="P33"/>
      <text:list xml:id="list172143847286005" text:continue-numbering="true" text:style-name="L18">
        <text:list-item>
          <text:p text:style-name="P76">Tags ermöglichen zu analysieren in welcher Folge bestimmte Tags in bestimmten Sprachen auftauchen.</text:p>
          <text:list>
            <text:list-item>
              <text:p text:style-name="P77">Analyse von Nachbar Tags bestimmter Wörter</text:p>
            </text:list-item>
            <text:list-item>
              <text:p text:style-name="P77">Finden von Wörtern die sehr starke Mehrdeutigkeiten in Bezug auf ihr Tag haben</text:p>
            </text:list-item>
          </text:list>
        </text:list-item>
      </text:list>
      <text:p text:style-name="P34"/>
      <text:list xml:id="list172143661960743" text:continue-numbering="true" text:style-name="L18">
        <text:list-item>
          <text:p text:style-name="P77">Why is it useful?</text:p>
          <text:list>
            <text:list-item>
              <text:p text:style-name="P77">Linguistik von Corpora</text:p>
              <text:list>
                <text:list-item>
                  <text:p text:style-name="P77">Wie benutzen wir Sprachen</text:p>
                </text:list-item>
                <text:list-item>
                  <text:p text:style-name="P77">Welche Wort Arten existieren</text:p>
                </text:list-item>
              </text:list>
            </text:list-item>
            <text:list-item>
              <text:p text:style-name="P77">Hilft für das Preprocessing von NLP</text:p>
              <text:list>
                <text:list-item>
                  <text:p text:style-name="P77">Löschen von bestimmten Tags</text:p>
                </text:list-item>
              </text:list>
            </text:list-item>
            <text:list-item>
              <text:p text:style-name="P77">Extraktion von Keywords in einem Text (Nomen sind oft Keywords)</text:p>
            </text:list-item>
          </text:list>
        </text:list-item>
      </text:list>
      <text:p text:style-name="P34"/>
      <text:p text:style-name="P48">Lecture 08 – Automatic Tagging</text:p>
      <text:p text:style-name="P48"/>
      <text:list xml:id="list1345272402" text:style-name="L19">
        <text:list-item>
          <text:p text:style-name="P104">Um Texte automatisch zu taggen, gibt es verschiedene Hinweise in Texten um die Word Classes zu finden</text:p>
          <text:list>
            <text:list-item>
              <text:p text:style-name="P104">Morphologische Hinweise</text:p>
              <text:list>
                <text:list-item>
                  <text:p text:style-name="P104">Innere Struktur eines Wortes → Suffix und Prefixe</text:p>
                  <text:list>
                    <text:list-item>
                      <text:p text:style-name="P104">happy → happiness</text:p>
                    </text:list-item>
                  </text:list>
                </text:list-item>
              </text:list>
            </text:list-item>
            <text:list-item>
              <text:p text:style-name="P104">Syntaktische Hinweise</text:p>
              <text:list>
                <text:list-item>
                  <text:p text:style-name="P104">Art der Nachbarschaft eines Wortes</text:p>
                  <text:list>
                    <text:list-item>
                      <text:p text:style-name="P104">Auf Adjektive folgten meist immer Nomen</text:p>
                    </text:list-item>
                    <text:list-item>
                      <text:p text:style-name="P104">Hinter Verben kommen oft Adjektive</text:p>
                    </text:list-item>
                  </text:list>
                </text:list-item>
              </text:list>
            </text:list-item>
            <text:list-item>
              <text:p text:style-name="P104">Semantische Hinweise</text:p>
              <text:list>
                <text:list-item>
                  <text:p text:style-name="P104">Bedeutung eines Wortes</text:p>
                  <text:list>
                    <text:list-item>
                      <text:p text:style-name="P104">Orte, Personen und Dinge sind meist Nomen</text:p>
                    </text:list-item>
                    <text:list-item>
                      <text:p text:style-name="P104">Wörter die Zustände ändern sind meist Verben</text:p>
                    </text:list-item>
                    <text:list-item>
                      <text:p text:style-name="P104">Beschreibende Worte sind oft Adjektive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list xml:id="list172142533996861" text:continue-numbering="true" text:style-name="L19">
        <text:list-item>
          <text:p text:style-name="P104">Für automatisches Tagging gibt es noch andere Alternativen</text:p>
          <text:list>
            <text:list-item>
              <text:p text:style-name="P105">Tagging mit morphologischen Features</text:p>
              <text:list>
                <text:list-item>
                  <text:p text:style-name="P105">Da geht sie → (Nom, 3RD, SG)</text:p>
                </text:list-item>
              </text:list>
            </text:list-item>
            <text:list-item>
              <text:p text:style-name="P105">Tagging mit “Sense Numbers”</text:p>
              <text:list>
                <text:list-item>
                  <text:p text:style-name="P105">Tag wird aus anderem Corpus genommen</text:p>
                </text:list-item>
                <text:list-item>
                  <text:p text:style-name="P105"><text:soft-page-break/>Gewichtet mit einer Zahl, wie viele ähnliche Wörter den selben Tag haben</text:p>
                </text:list-item>
              </text:list>
            </text:list-item>
            <text:list-item>
              <text:p text:style-name="P105">Tagging mit einem Betonungstag</text:p>
              <text:list>
                <text:list-item>
                  <text:p text:style-name="P105">&lt;emphasis&gt;word&lt;/emphasis&gt;</text:p>
                </text:list-item>
              </text:list>
            </text:list-item>
          </text:list>
        </text:list-item>
      </text:list>
      <text:p text:style-name="P39"/>
      <text:list xml:id="list172143493568797" text:continue-numbering="true" text:style-name="L19">
        <text:list-item>
          <text:p text:style-name="P105">Automatisches Taggen Schrittweise</text:p>
          <text:list>
            <text:list-item>
              <text:p text:style-name="P105">Default Tagger → Jedes Wort bekommt den selben Tag</text:p>
              <text:list>
                <text:list-item>
                  <text:p text:style-name="P105">Meist als Backoff am Ende verwendet</text:p>
                </text:list-item>
              </text:list>
            </text:list-item>
            <text:list-item>
              <text:p text:style-name="P105">Regular Expression Tagger</text:p>
              <text:list>
                <text:list-item>
                  <text:p text:style-name="P105">Wort Arten werden zu Patterns gematched, Patterns werden von oben nach unten geprüft</text:p>
                </text:list-item>
              </text:list>
            </text:list-item>
            <text:list-item>
              <text:p text:style-name="P105">Lookup Tagger → Suche für ein Wort das wahrscheinlichste Tag in einem Corpus</text:p>
              <text:list>
                <text:list-item>
                  <text:p text:style-name="P105">Wird als Unigram Tagger verwendet</text:p>
                </text:list-item>
              </text:list>
            </text:list-item>
            <text:list-item>
              <text:p text:style-name="P105">Bigram Tagger → Bekommt Trainingsset und tagged so einen neuen Satz </text:p>
              <text:list>
                <text:list-item>
                  <text:p text:style-name="P105">Sehr schlechte Performance wenn Sätze nicht im Trainingsset waren</text:p>
                </text:list-item>
              </text:list>
            </text:list-item>
            <text:list-item>
              <text:p text:style-name="P105">Kombinieren der obigen Tagger:</text:p>
              <text:list>
                <text:list-item>
                  <text:p text:style-name="P105">Alle obigen Tagger sind in nltk als Tagger bereits implementiert</text:p>
                </text:list-item>
                <text:list-item>
                  <text:p text:style-name="P105">Man übergibt ihnen ein Trainingsset und einen Backoff-Tagger</text:p>
                </text:list-item>
                <text:list-item>
                  <text:p text:style-name="P105">Kette von Taggern möglich bis zum letzten (Kein Backoff), meist Default Tagger</text:p>
                </text:list-item>
              </text:list>
            </text:list-item>
          </text:list>
        </text:list-item>
      </text:list>
      <text:p text:style-name="P39"/>
      <text:list xml:id="list172142769943319" text:continue-numbering="true" text:style-name="L19">
        <text:list-item>
          <text:p text:style-name="P105">Evaluation eines Taggers:</text:p>
          <text:list>
            <text:list-item>
              <text:p text:style-name="P105">Es wird ein Trainingsset und ein Testset benötigt</text:p>
              <text:list>
                <text:list-item>
                  <text:p text:style-name="P105">Performance ist verfälscht wenn Trainingsset = Testset</text:p>
                </text:list-item>
                <text:list-item>
                  <text:p text:style-name="P106">Testset enthält den Gold-Standard nachdem verglichen wird</text:p>
                </text:list-item>
              </text:list>
            </text:list-item>
            <text:list-item>
              <text:p text:style-name="P105">Anzahl richtiger Tags wird durch Anzahl aller Wörter geteilt = Accuracy</text:p>
            </text:list-item>
            <text:list-item>
              <text:p text:style-name="P106">Performance Analyse von Taggern mit Hilfe einer Confusion Matrix</text:p>
              <text:list>
                <text:list-item>
                  <text:p text:style-name="P106">Zeilen stehen für tatsächliche Tags, Spalten für detektierte Tags</text:p>
                </text:list-item>
                <text:list-item>
                  <text:p text:style-name="P106">Diagonale sind korrekte Klassifizierung</text:p>
                </text:list-item>
                <text:list-item>
                  <text:p text:style-name="P106">Nicht auf Diagonale liegend sind Fehl Klassifizierung</text:p>
                </text:list-item>
              </text:list>
            </text:list-item>
            <text:list-item>
              <text:p text:style-name="P106">Performance Metriken sind oft schwer festzulegen</text:p>
              <text:list>
                <text:list-item>
                  <text:p text:style-name="P106">Untere Grenze → Baseline (Default Tagger)</text:p>
                </text:list-item>
                <text:list-item>
                  <text:p text:style-name="P106">Obere Grenze → Menschliche Performance</text:p>
                </text:list-item>
              </text:list>
            </text:list-item>
          </text:list>
        </text:list-item>
      </text:list>
      <text:p text:style-name="P40"/>
      <text:list xml:id="list172143711289527" text:continue-numbering="true" text:style-name="L19">
        <text:list-item>
          <text:p text:style-name="P106">Training benötigt oft lange Trainingszeiten</text:p>
          <text:list>
            <text:list-item>
              <text:p text:style-name="P106">Nach Training kann man Tagger speichern und immer wieder laden</text:p>
              <text:list>
                <text:list-item>
                  <text:p text:style-name="P106">Speicherung als .pickle Datei</text:p>
                </text:list-item>
              </text:list>
            </text:list-item>
          </text:list>
        </text:list-item>
      </text:list>
      <text:p text:style-name="P40"/>
      <text:list xml:id="list172142631467354" text:continue-numbering="true" text:style-name="L19">
        <text:list-item>
          <text:p text:style-name="P106">Why is it useful?</text:p>
          <text:list>
            <text:list-item>
              <text:p text:style-name="P106">Sprach Synthese → Bringt dem Computer bei welche Wörter betont werden müssen</text:p>
            </text:list-item>
            <text:list-item>
              <text:p text:style-name="P106">Informations Extraktion → Suche nach book als Buch und nicht als buchen</text:p>
            </text:list-item>
            <text:list-item>
              <text:p text:style-name="P106">Rausfinden welchen Sinn ein Satz überhaupt hat.</text:p>
              <text:list>
                <text:list-item>
                  <text:p text:style-name="P106">Finden von Alternativausdrücken für einen Satz</text:p>
                </text:list-item>
              </text:list>
            </text:list-item>
          </text:list>
        </text:list-item>
      </text:list>
      <text:p text:style-name="P40"/>
      <text:p text:style-name="P49">Lecture 09 – Classification</text:p>
      <text:p text:style-name="P49"/>
      <text:list xml:id="list3281831585" text:style-name="L20">
        <text:list-item>
          <text:p text:style-name="P107">Classification ist der Oberbegriff für den Vorgang bestimmte Daten, bestimmten Klassen zuzuordnen</text:p>
          <text:list>
            <text:list-item>
              <text:p text:style-name="P107">Dazu teilt man alle Daten in bestimmte Cluster auf, die den Klassen entsprechen</text:p>
            </text:list-item>
            <text:list-item>
              <text:p text:style-name="P107">Classification kann Supervised oder Unsupervised sein</text:p>
              <text:list>
                <text:list-item>
                  <text:p text:style-name="P107">Supervised → Trainingsdaten kennen ihre Klasse</text:p>
                </text:list-item>
                <text:list-item>
                  <text:p text:style-name="P107">Unsupervised → Trainingsdaten kennen ihre Klasse nicht</text:p>
                </text:list-item>
              </text:list>
            </text:list-item>
            <text:list-item>
              <text:p text:style-name="P107">Classification besteht aus den Part Training und Prediction</text:p>
              <text:list>
                <text:list-item>
                  <text:p text:style-name="P107">Training → Modellbildung mit Lernalgorithmus und Trainingsdaten</text:p>
                </text:list-item>
                <text:list-item>
                  <text:p text:style-name="P108"><text:soft-page-break/>Prediction → Vorhersage von Klassen mit Hilfe von Modell</text:p>
                </text:list-item>
              </text:list>
            </text:list-item>
            <text:list-item>
              <text:p text:style-name="P108">Für die Klassifikation werden Features der jeweiligen Klassen verwendeten</text:p>
            </text:list-item>
          </text:list>
        </text:list-item>
      </text:list>
      <text:p text:style-name="P41"/>
      <text:list xml:id="list172143124814591" text:continue-numbering="true" text:style-name="L20">
        <text:list-item>
          <text:p text:style-name="P108">Beispiel Use-Case → Geschlechtererkennung bei Namen</text:p>
          <text:list>
            <text:list-item>
              <text:p text:style-name="P108">Trainings-, Entwicklungs- und Testdaten extrahieren</text:p>
            </text:list-item>
            <text:list-item>
              <text:p text:style-name="P108">Features für alle Trainingsdaten berechnen</text:p>
            </text:list-item>
            <text:list-item>
              <text:p text:style-name="P108">Auswahl des Algorithmus und Lernen des Modells</text:p>
            </text:list-item>
            <text:list-item>
              <text:p text:style-name="P108">Auswerten der Ergebnisse und Benutzen des Modells</text:p>
            </text:list-item>
          </text:list>
        </text:list-item>
      </text:list>
      <text:p text:style-name="P41"/>
      <text:list xml:id="list172143080072147" text:continue-numbering="true" text:style-name="L20">
        <text:list-item>
          <text:p text:style-name="P108">Datenextraktion</text:p>
          <text:list>
            <text:list-item>
              <text:p text:style-name="P108">Corpus generieren, der Instanzen mit Klassenlabels enthält (Tupel)</text:p>
            </text:list-item>
          </text:list>
        </text:list-item>
      </text:list>
      <text:p text:style-name="P41"/>
      <text:list xml:id="list172143875291203" text:continue-numbering="true" text:style-name="L20">
        <text:list-item>
          <text:p text:style-name="P108">Definieren von Features</text:p>
          <text:list>
            <text:list-item>
              <text:p text:style-name="P108">Frage: Welche Feature sind relevant?</text:p>
            </text:list-item>
            <text:list-item>
              <text:p text:style-name="P108">Frage: Wie lassen sich die Features extrahieren und berechnen</text:p>
            </text:list-item>
            <text:list-item>
              <text:p text:style-name="P108">nltk: Features werden immer als Dictionary (Featurename → Feature) dargestellt</text:p>
            </text:list-item>
            <text:list-item>
              <text:p text:style-name="P109">Wahl der richtigen Features hat großen Einfluss auf Performance</text:p>
              <text:list>
                <text:list-item>
                  <text:p text:style-name="P109">Meist aus Intuition gewählt</text:p>
                </text:list-item>
                <text:list-item>
                  <text:p text:style-name="P109">Vorgehen → Alle Features implementieren und dann Filtern</text:p>
                </text:list-item>
                <text:list-item>
                  <text:p text:style-name="P109">Nicht zu viel Features verwenden → Overfitting</text:p>
                  <text:list>
                    <text:list-item>
                      <text:p text:style-name="P109">Klassifizierer wird auf generellen Daten nicht gut performen</text:p>
                    </text:list-item>
                  </text:list>
                </text:list-item>
                <text:list-item>
                  <text:p text:style-name="P109">Voneinander abhängige Features können negativ wirken</text:p>
                </text:list-item>
              </text:list>
            </text:list-item>
            <text:list-item>
              <text:p text:style-name="P109">Durch Übergabe ganzer Sätze an Features kann Kontext untersucht werden</text:p>
              <text:list>
                <text:list-item>
                  <text:p text:style-name="P109">Kann Accuracy verbessern</text:p>
                </text:list-item>
              </text:list>
            </text:list-item>
          </text:list>
        </text:list-item>
      </text:list>
      <text:p text:style-name="P41"/>
      <text:list xml:id="list172141783069478" text:continue-numbering="true" text:style-name="L20">
        <text:list-item>
          <text:p text:style-name="P110">Aufteilen der Daten</text:p>
          <text:list>
            <text:list-item>
              <text:p text:style-name="P110">Aufteilen in 3 Sets → Training(75%), Development(25%), Test(<text:span text:style-name="T14">10-</text:span>25%)</text:p>
              <text:list>
                <text:list-item>
                  <text:p text:style-name="P110">Training: Training des Modells</text:p>
                </text:list-item>
                <text:list-item>
                  <text:p text:style-name="P110">Development: Fehleranalyse und Optimierung</text:p>
                </text:list-item>
                <text:list-item>
                  <text:p text:style-name="P110">Test: Bestimmten des Generalization Errors (Nie gesehene Daten)</text:p>
                </text:list-item>
              </text:list>
            </text:list-item>
          </text:list>
        </text:list-item>
      </text:list>
      <text:p text:style-name="P42"/>
      <text:list xml:id="list172142392343680" text:continue-numbering="true" text:style-name="L20">
        <text:list-item>
          <text:p text:style-name="P110">Trainieren des Modells</text:p>
          <text:list>
            <text:list-item>
              <text:p text:style-name="P110">Auswahl des Algorithmus</text:p>
              <text:list>
                <text:list-item>
                  <text:p text:style-name="P110">Naive Bayes, SVM, <text:span text:style-name="T13">DecisionTreeClassifier</text:span></text:p>
                </text:list-item>
              </text:list>
            </text:list-item>
            <text:list-item>
              <text:p text:style-name="P110">nltk bietet alle Standard Klassifizierer</text:p>
            </text:list-item>
          </text:list>
        </text:list-item>
      </text:list>
      <text:p text:style-name="P43"/>
      <text:list xml:id="list172143806521145" text:continue-numbering="true" text:style-name="L20">
        <text:list-item>
          <text:p text:style-name="P111">Bestimmen bisher ungesehener Daten</text:p>
        </text:list-item>
      </text:list>
      <text:p text:style-name="P43"/>
      <text:list xml:id="list172142635555326" text:continue-numbering="true" text:style-name="L20">
        <text:list-item>
          <text:p text:style-name="P111">Auswerten des Klassifizierers</text:p>
          <text:list>
            <text:list-item>
              <text:p text:style-name="P111">Standardmäßig → Anzahl richtig klassifizierter Instanzen / Anzahl aller Daten</text:p>
              <text:list>
                <text:list-item>
                  <text:p text:style-name="P111">nltk → nltk.classify.accuracy(classifier, dev_set)</text:p>
                </text:list-item>
                <text:list-item>
                  <text:p text:style-name="P112">Nachteil: Häufigkeitsverteilung der Labels wird nicht berücksichtigt</text:p>
                </text:list-item>
                <text:list-item>
                  <text:p text:style-name="P112">Precision → TP / (TP + FP)</text:p>
                  <text:list>
                    <text:list-item>
                      <text:p text:style-name="P112">Wie viele identifizierte Instanzen waren auch relevant</text:p>
                    </text:list-item>
                  </text:list>
                </text:list-item>
                <text:list-item>
                  <text:p text:style-name="P112">Recall → TP / (TP + FN)</text:p>
                  <text:list>
                    <text:list-item>
                      <text:p text:style-name="P113">Wie viele aller relevanten Instanzen wurden identifiziert</text:p>
                    </text:list-item>
                  </text:list>
                </text:list-item>
                <text:list-item>
                  <text:p text:style-name="P113">F-Measure → 2*P*R/(P+R)</text:p>
                  <text:list>
                    <text:list-item>
                      <text:p text:style-name="P113">Gibt einen einzelnen Preformance Score</text:p>
                    </text:list-item>
                  </text:list>
                </text:list-item>
                <text:list-item>
                  <text:p text:style-name="P113">Prinzip kann in Confusion Matrix dargestellt werden</text:p>
                  <text:list>
                    <text:list-item>
                      <text:p text:style-name="P113">Zeilen sind bekannte Labels, Spalten sind klassifizierte Labels</text:p>
                    </text:list-item>
                    <text:list-item>
                      <text:p text:style-name="P113">Diagonale beschreibt richtig klassifizierte Instanzen (Accuracy)</text:p>
                    </text:list-item>
                  </text:list>
                </text:list-item>
              </text:list>
            </text:list-item>
            <text:list-item>
              <text:p text:style-name="P109">Analysieren der effektivsten Features → classifier.show_most_informative_features()</text:p>
            </text:list-item>
            <text:list-item>
              <text:p text:style-name="P109"><text:soft-page-break/>Generieren einer Fehlerliste, falsch klassifizierter Instanzen</text:p>
              <text:list>
                <text:list-item>
                  <text:p text:style-name="P109">ermöglicht Optimierung der Features</text:p>
                </text:list-item>
              </text:list>
            </text:list-item>
            <text:list-item>
              <text:p text:style-name="P114">Es wird unterschieden zwischen Prediction Error und Generalization Error</text:p>
              <text:list>
                <text:list-item>
                  <text:p text:style-name="P114">Prediction Error → Fehler im Vergleich zu einem Gold Standard (Referenz)</text:p>
                </text:list-item>
                <text:list-item>
                  <text:p text:style-name="P114">Generalization Error → Fehler in einem Finalen Testset (Ungesehen)</text:p>
                </text:list-item>
              </text:list>
            </text:list-item>
            <text:list-item>
              <text:p text:style-name="P114">Zwei Hauptziele der Evaluation</text:p>
              <text:list>
                <text:list-item>
                  <text:p text:style-name="P114">Model Selection → Optimieren des Modells</text:p>
                  <text:list>
                    <text:list-item>
                      <text:p text:style-name="P114">Feature Tuning</text:p>
                    </text:list-item>
                    <text:list-item>
                      <text:p text:style-name="P114">Hyperparameter Tuning</text:p>
                    </text:list-item>
                  </text:list>
                </text:list-item>
                <text:list-item>
                  <text:p text:style-name="P114">Modell Assessment → Performance auf neuen Daten testen</text:p>
                  <text:list>
                    <text:list-item>
                      <text:p text:style-name="P114">Generalization Error finden</text:p>
                    </text:list-item>
                  </text:list>
                </text:list-item>
              </text:list>
            </text:list-item>
            <text:list-item>
              <text:p text:style-name="P115">Bei wenigen Daten wird eine Cross Validation gemacht</text:p>
              <text:list>
                <text:list-item>
                  <text:p text:style-name="P115">Dev-Test-Set rotiert um mehr Trainingsdaten zu bekommen</text:p>
                </text:list-item>
                <text:list-item>
                  <text:p text:style-name="P115">Aufteilung in 5-10 Cluster (1 Cluster Dev-Set, Rest Trainingsset)</text:p>
                </text:list-item>
                <text:list-item>
                  <text:p text:style-name="P116">Durchschnittlicher Prediction Error: Alle Fehler / Anzahl Cluster</text:p>
                </text:list-item>
                <text:list-item>
                  <text:p text:style-name="P116">Falsch → Auswahl der Parameter auf Basis <text:span text:style-name="T15">ALLER</text:span> Cluster</text:p>
                  <text:list>
                    <text:list-item>
                      <text:p text:style-name="P117">Prediction Error wird unterschätzt</text:p>
                    </text:list-item>
                  </text:list>
                </text:list-item>
                <text:list-item>
                  <text:p text:style-name="P117">Richtig → Auswahl der Paramters auf Basis aller Cluster OHNE Dev Fold</text:p>
                  <text:list>
                    <text:list-item>
                      <text:p text:style-name="P117">Classifier trainieren mit allen Folds ausser Dev Fold</text:p>
                    </text:list-item>
                    <text:list-item>
                      <text:p text:style-name="P117">Predict Fehler mit Dev Fold</text:p>
                    </text:list-item>
                  </text:list>
                </text:list-item>
                <text:list-item>
                  <text:p text:style-name="P118">Dev und Train Set teilen sich die Daten → Test Set bleibt unberührt</text:p>
                </text:list-item>
              </text:list>
            </text:list-item>
          </text:list>
        </text:list-item>
      </text:list>
      <text:p text:style-name="P45"/>
      <text:p text:style-name="P45"/>
      <text:list xml:id="list172143087632082" text:continue-numbering="true" text:style-name="L20">
        <text:list-item>
          <text:p text:style-name="P109">Decision Tree Classifier</text:p>
          <text:list>
            <text:list-item>
              <text:p text:style-name="P109">Startet mit Wurzel (Haupt-Feature)</text:p>
            </text:list-item>
            <text:list-item>
              <text:p text:style-name="P109">Jeder Knoten stellt ein Feature dar, mit zwei Verzweigungen, match ↔ nomatch</text:p>
            </text:list-item>
            <text:list-item>
              <text:p text:style-name="P109">Blätter sind Klassenlabels</text:p>
            </text:list-item>
            <text:list-item>
              <text:p text:style-name="P109">Je informativer ein Feature, desto näher an der Wurzel liegt es</text:p>
            </text:list-item>
            <text:list-item>
              <text:p text:style-name="P109">Vorteile</text:p>
              <text:list>
                <text:list-item>
                  <text:p text:style-name="P119">Einfach zu interpretieren</text:p>
                </text:list-item>
                <text:list-item>
                  <text:p text:style-name="P109">classifier.pseudocode(depth=x) → erzeugt If-Baum mit Features</text:p>
                </text:list-item>
                <text:list-item>
                  <text:p text:style-name="P119">Einfach um hierarchische Daten zu lernen</text:p>
                </text:list-item>
              </text:list>
            </text:list-item>
            <text:list-item>
              <text:p text:style-name="P119">Nachteile </text:p>
              <text:list>
                <text:list-item>
                  <text:p text:style-name="P119">Training Set in unteren Knoten sehr klein, da es immer geteilt wird</text:p>
                  <text:list>
                    <text:list-item>
                      <text:p text:style-name="P119">Overfitting muss verhindert werden</text:p>
                    </text:list-item>
                  </text:list>
                </text:list-item>
                <text:list-item>
                  <text:p text:style-name="P119">Features müssen gut analysiert werden um gute Reihenfolge zu generieren</text:p>
                </text:list-item>
              </text:list>
            </text:list-item>
          </text:list>
        </text:list-item>
      </text:list>
      <text:p text:style-name="P46"/>
      <text:list xml:id="list172143044318976" text:continue-numbering="true" text:style-name="L20">
        <text:list-item>
          <text:p text:style-name="P119">Naive Bayes Classifier</text:p>
          <text:list>
            <text:list-item>
              <text:p text:style-name="P120">Annahme → Jedes Feature ist statistisch unabhängig zu allen anderen</text:p>
              <text:list>
                <text:list-item>
                  <text:p text:style-name="P120">P(L|F) = P(L) * sum_f(P(f|L))</text:p>
                </text:list-item>
                <text:list-item>
                  <text:p text:style-name="P121">P(f|L) = count(f,L) / count(L)</text:p>
                </text:list-item>
                <text:list-item>
                  <text:p text:style-name="P120">Die Annahme ist nicht immer ganz korrekt</text:p>
                  <text:list>
                    <text:list-item>
                      <text:p text:style-name="P120">Erscheint ein Wort in einem text steigt die Wahrscheinlich das ein anderes auch vorkommt</text:p>
                    </text:list-item>
                  </text:list>
                </text:list-item>
                <text:list-item>
                  <text:p text:style-name="P122">Problem → Wenn Feature nicht vorkommt (Summe wird 0)</text:p>
                  <text:list>
                    <text:list-item>
                      <text:p text:style-name="P122">Lösung → Smoothing → Immer 0.5 drauf rechnen <text:span text:style-name="T17">auf Likelihood</text:span></text:p>
                    </text:list-item>
                  </text:list>
                </text:list-item>
              </text:list>
            </text:list-item>
            <text:list-item>
              <text:p text:style-name="P120">Nutzt jedes Feature um ein korrektes Label zu finden</text:p>
            </text:list-item>
            <text:list-item>
              <text:p text:style-name="P120">Priori Wahrscheinlichkeit von jedem Label wird berechnet</text:p>
            </text:list-item>
            <text:list-item>
              <text:p text:style-name="P120">Bedingte Wahrscheinlich für jedes Feature kombiniert mit der Priori Wah<text:span text:style-name="T16">r</text:span>scheinlichkeit wird berechnet</text:p>
            </text:list-item>
            <text:list-item>
              <text:p text:style-name="P120">Label mit der höchsten Likelihood Wahrscheinlichkeit wird an die Instanz übergeben</text:p>
            </text:list-item>
          </text:list>
        </text:list-item>
      </text:list>
      <text:p text:style-name="P47"/>
      <text:list xml:id="list172143427465209" text:continue-numbering="true" text:style-name="L20">
        <text:list-item>
          <text:p text:style-name="P123"><text:soft-page-break/>Scikit Learn</text:p>
          <text:list>
            <text:list-item>
              <text:p text:style-name="P123">Python Library für Machine Learning</text:p>
            </text:list-item>
            <text:list-item>
              <text:p text:style-name="P123">Mehr allgemein → Kein Fokus auf NLP</text:p>
            </text:list-item>
            <text:list-item>
              <text:p text:style-name="P123">Stellt einige Datensets und Algorithmen</text:p>
              <text:list>
                <text:list-item>
                  <text:p text:style-name="P123">from sklearn import datasets</text:p>
                </text:list-item>
                <text:list-item>
                  <text:p text:style-name="P123">data = datasets.load_xxx()</text:p>
                </text:list-item>
                <text:list-item>
                  <text:p text:style-name="P123">print(data)</text:p>
                </text:list-item>
              </text:list>
            </text:list-item>
            <text:list-item>
              <text:p text:style-name="P123"/>
            </text:list-item>
          </text:list>
        </text:list-item>
      </text:list>
      <text:p text:style-name="P44"/>
      <text:list xml:id="list172143444109236" text:continue-numbering="true" text:style-name="L20">
        <text:list-item>
          <text:p text:style-name="P109">Beispiel Use Cases:</text:p>
          <text:list>
            <text:list-item>
              <text:p text:style-name="P109">Geschlechtererkennung</text:p>
            </text:list-item>
            <text:list-item>
              <text:p text:style-name="P109">POS-Tagging</text:p>
            </text:list-item>
            <text:list-item>
              <text:p text:style-name="P109">Sentence Segmentation</text:p>
            </text:list-item>
          </text:list>
        </text:list-item>
      </text:list>
      <text:p text:style-name="P44"/>
      <text:list xml:id="list172142958597888" text:continue-numbering="true" text:style-name="L20">
        <text:list-item>
          <text:p text:style-name="P109">Why is it useful?</text:p>
          <text:list>
            <text:list-item>
              <text:p text:style-name="P109">Optische Buchstabenerkennung</text:p>
            </text:list-item>
            <text:list-item>
              <text:p text:style-name="P109">Sprach Identifikation</text:p>
            </text:list-item>
            <text:list-item>
              <text:p text:style-name="P109">Spam Klassifizierung</text:p>
            </text:list-item>
            <text:list-item>
              <text:p text:style-name="P123">Lesbarkeitstest (Ist dieses Buch für Kinder geeignet)</text:p>
            </text:list-item>
            <text:list-item>
              <text:p text:style-name="P123">Teile Reviews in Positiv und Negativ ein</text:p>
            </text:list-item>
            <text:list-item>
              <text:p text:style-name="P123">Wort Sinne als Klassen</text:p>
            </text:list-item>
            <text:list-item>
              <text:p text:style-name="P123">Features aus dem Kontext extrahieren</text:p>
            </text:list-item>
          </text:list>
        </text:list-item>
      </text:list>
      <text:p text:style-name="P124"/>
      <text:p text:style-name="P148">Lecture 10 – Information Extraction</text:p>
      <text:p text:style-name="P148"/>
      <text:list xml:id="list1874605527" text:style-name="L21">
        <text:list-item>
          <text:p text:style-name="P126">Wie baut man ein System was strukturiert Daten, wie Tabellen aus unstrukturiertem Text extrahiert</text:p>
          <text:list>
            <text:list-item>
              <text:p text:style-name="P126">Benötigt robuste Methoden um Einheiten und Beziehungen in Texten zu erkennen</text:p>
            </text:list-item>
            <text:list-item>
              <text:p text:style-name="P126">Gibt es nützliche Corpora für diesen Zweck um ein Modell zu trainieren?</text:p>
            </text:list-item>
            <text:list-item>
              <text:p text:style-name="P126">Wichtig ist zu wissen, welche Informationen man extrahieren möchte</text:p>
              <text:list>
                <text:list-item>
                  <text:p text:style-name="P126">Muss klar spezifiziert sein</text:p>
                </text:list-item>
              </text:list>
            </text:list-item>
          </text:list>
        </text:list-item>
      </text:list>
      <text:p text:style-name="P125"/>
      <text:list xml:id="list172142776115361" text:continue-numbering="true" text:style-name="L21">
        <text:list-item>
          <text:p text:style-name="P126">Strukturierte Informationen erleichtern das Analysieren von Texten</text:p>
          <text:list>
            <text:list-item>
              <text:p text:style-name="P126">In Python einfach als Tupellisten darzustellen</text:p>
              <text:list>
                <text:list-item>
                  <text:p text:style-name="P126">(Einheit → Typ)</text:p>
                </text:list-item>
                <text:list-item>
                  <text:p text:style-name="P126">(Einheit → Beziehung → Einheit)</text:p>
                </text:list-item>
              </text:list>
            </text:list-item>
          </text:list>
        </text:list-item>
      </text:list>
      <text:p text:style-name="P125"/>
      <text:list xml:id="list172142990029650" text:continue-numbering="true" text:style-name="L21">
        <text:list-item>
          <text:p text:style-name="P126">Übliche Pipeline für Information Extraction</text:p>
          <text:list>
            <text:list-item>
              <text:p text:style-name="P126">Raw Text → Sentence Segmentation → Tokenization → POS-Tagging</text:p>
              <text:p text:style-name="P126"><text:s/>→ Entity Detection → Relation Detection</text:p>
            </text:list-item>
            <text:list-item>
              <text:p text:style-name="P126">Bis Entity Detection ist bisher alles bekannt</text:p>
            </text:list-item>
          </text:list>
        </text:list-item>
      </text:list>
      <text:p text:style-name="P125"/>
      <text:list xml:id="list172142224293622" text:continue-numbering="true" text:style-name="L21">
        <text:list-item>
          <text:p text:style-name="P126">Was sind Entities</text:p>
          <text:list>
            <text:list-item>
              <text:p text:style-name="P126">Eigennamen</text:p>
            </text:list-item>
            <text:list-item>
              <text:p text:style-name="P126">Nominalsätze (The knight who say “ni”)</text:p>
            </text:list-item>
            <text:list-item>
              <text:p text:style-name="P126">Nominalchunks (Every student…)</text:p>
            </text:list-item>
          </text:list>
        </text:list-item>
      </text:list>
      <text:p text:style-name="P125"/>
      <text:list xml:id="list172142431665737" text:continue-numbering="true" text:style-name="L21">
        <text:list-item>
          <text:p text:style-name="P126">Chunking</text:p>
          <text:list>
            <text:list-item>
              <text:p text:style-name="P126">Chunks unterteilen den Text in unbedeutende Dinge und die gesuchten Chunks</text:p>
            </text:list-item>
            <text:list-item>
              <text:p text:style-name="P126">Es gibt Chunks für Noun Phrases, <text:span text:style-name="T18">Verbal Phrases, Adjektiv Sätze</text:span></text:p>
            </text:list-item>
            <text:list-item>
              <text:p text:style-name="P127">Gesucht nach Chunks wird anhand von POS-Tags und Regulären Ausdrücken</text:p>
              <text:list>
                <text:list-item>
                  <text:p text:style-name="P127">Beispiel: &lt;DT&gt;?&lt;JJ&gt;*&lt;NN&gt; <text:s/>→ Einfacher NP-Chunk</text:p>
                </text:list-item>
                <text:list-item>
                  <text:p text:style-name="P127"><text:soft-page-break/>Beispiel ist beliebig erweiterbar</text:p>
                </text:list-item>
              </text:list>
            </text:list-item>
            <text:list-item>
              <text:p text:style-name="P127">In einem regulären Ausdruck können beliebig viele Chunkarten definiert werden</text:p>
              <text:list>
                <text:list-item>
                  <text:p text:style-name="P127">Parser wendet die Grammatik an</text:p>
                  <text:list>
                    <text:list-item>
                      <text:p text:style-name="P127">cp = nltk.RegexpParser(grammar)</text:p>
                    </text:list-item>
                    <text:list-item>
                      <text:p text:style-name="P127">cp.parse(sentence)</text:p>
                    </text:list-item>
                    <text:list-item>
                      <text:p text:style-name="P127">Ergebniss ist eine Baumdarstellung des Satzes mit den einzelnen gefundenen Chunks</text:p>
                      <text:list>
                        <text:list-item>
                          <text:p text:style-name="P127">Baum kann gezeichnet werden → tree.draw()</text:p>
                        </text:list-item>
                        <text:list-item>
                          <text:p text:style-name="P127">Subtrees können extrahier werten → tree.subtrees()</text:p>
                        </text:list-item>
                        <text:list-item>
                          <text:p text:style-name="P127">Subtrees können auf Label geprüft werden → subtree.label() == “NP”</text:p>
                        </text:list-item>
                        <text:list-item>
                          <text:p text:style-name="P127">Sub/Trees können geprintet werden → print(sub/tree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7">Andere Darstellung ist IOB-Format</text:p>
              <text:list>
                <text:list-item>
                  <text:p text:style-name="P127">Jedes Wort bekommt weiteren Tag mit Chunklabel und B(Begin) oder I(Inside) T</text:p>
                </text:list-item>
                <text:list-item>
                  <text:p text:style-name="P127">Corpora sind meist im IOB-Format</text:p>
                  <text:list>
                    <text:list-item>
                      <text:p text:style-name="P127">Umwandlung mit nltk.chunk.conllstr2tree(text, chunk_types=[‘NP’]).draw()</text:p>
                    </text:list-item>
                  </text:list>
                </text:list-item>
              </text:list>
            </text:list-item>
            <text:list-item>
              <text:p text:style-name="P127">Es gibt eigenen Corpus für Chunkdevelopment aufgeteilt in Trainings- und Testdaten</text:p>
              <text:list>
                <text:list-item>
                  <text:p text:style-name="P127">nltk.corpus.conll2000</text:p>
                </text:list-item>
                <text:list-item>
                  <text:p text:style-name="P127">conll2000.chunked_sents(‘train.txt’ chunk_types=[‘NP’])</text:p>
                </text:list-item>
              </text:list>
            </text:list-item>
          </text:list>
        </text:list-item>
      </text:list>
      <text:p text:style-name="P129"/>
      <text:list xml:id="list172142925559472" text:continue-numbering="true" text:style-name="L21">
        <text:list-item>
          <text:p text:style-name="P127">Herleitung Chunk Parser</text:p>
          <text:list>
            <text:list-item>
              <text:p text:style-name="P127">Triviale Lösung → Keine Chunks erzeugen → Zeigt wieviel Wörter ohne Chunkzugehörigkeit es gibt</text:p>
              <text:list>
                <text:list-item>
                  <text:p text:style-name="P127">cp = RegexpParser(“”)</text:p>
                </text:list-item>
                <text:list-item>
                  <text:p text:style-name="P127">test_sents = conll2000.chunked_sent(‘text.txt’, chunk_types=[‘NP’])</text:p>
                </text:list-item>
                <text:list-item>
                  <text:p text:style-name="P127">cp.evaluate(test_sents) → ~43%</text:p>
                </text:list-item>
              </text:list>
            </text:list-item>
            <text:list-item>
              <text:p text:style-name="P128">Naiver Ansatz → Alle Tags taggen die NP Charack<text:span text:style-name="T19">teristik haben</text:span></text:p>
              <text:list>
                <text:list-item>
                  <text:p text:style-name="P128"><text:span text:style-name="T19">r”NP: {&lt;[CDJNP].*&gt;+}” → ~87%</text:span></text:p>
                </text:list-item>
                <text:list-item>
                  <text:p text:style-name="P130">Tag Performance ist nur knapp über 60%</text:p>
                </text:list-item>
              </text:list>
            </text:list-item>
            <text:list-item>
              <text:p text:style-name="P130">Komplexe Lösung → UnigramChunker → Überschreibt den RegexpParser</text:p>
              <text:list>
                <text:list-item>
                  <text:p text:style-name="P131">Bilder aus dem Trainingsset einen UnigramTagger mit POS-Tags und Chunk-Tags</text:p>
                  <text:list>
                    <text:list-item>
                      <text:p text:style-name="P131">Lookup Tagger</text:p>
                    </text:list-item>
                  </text:list>
                </text:list-item>
                <text:list-item>
                  <text:p text:style-name="P131">parse Methode muss überschrieben werden</text:p>
                  <text:list>
                    <text:list-item>
                      <text:p text:style-name="P131">POS-Tags aus Satz</text:p>
                    </text:list-item>
                    <text:list-item>
                      <text:p text:style-name="P131">Lookup Tagger tagged POS-Tags mit Chunk-Tags</text:p>
                    </text:list-item>
                    <text:list-item>
                      <text:p text:style-name="P131">conlltags werden gebaut und dann in Tree konvertiert → conlltags2tree(conlltags)</text:p>
                    </text:list-item>
                  </text:list>
                </text:list-item>
                <text:list-item>
                  <text:p text:style-name="P131">Bilder Chunks ohne Kenntnisse über die Wörter</text:p>
                </text:list-item>
                <text:list-item>
                  <text:p text:style-name="P131">POS-Tags reichen oft nicht aus um auf Chunks rückzuschließen</text:p>
                  <text:list>
                    <text:list-item>
                      <text:p text:style-name="P131">Selber Tag aber unterschiedliche Chunks</text:p>
                    </text:list-item>
                  </text:list>
                </text:list-item>
              </text:list>
            </text:list-item>
            <text:list-item>
              <text:p text:style-name="P131">ConsecutiveNPChunker → Komplexe Lösung → Höchste Genauigkeit</text:p>
              <text:list>
                <text:list-item>
                  <text:p text:style-name="P131">Selber Ansatz wie beim UnigramChunker</text:p>
                  <text:list>
                    <text:list-item>
                      <text:p text:style-name="P131">Tagger wird selbst implementiert</text:p>
                      <text:list>
                        <text:list-item>
                          <text:p text:style-name="P132">Tagger hat einen Classifiert der Tag Zugehörigkeit lernt</text:p>
                        </text:list-item>
                        <text:list-item>
                          <text:p text:style-name="P132">Featureset bestimmt Genauigkeit</text:p>
                          <text:list>
                            <text:list-item>
                              <text:p text:style-name="P132">Nur POS-Tag als Feature → Selbes wie Unigram Tagger</text:p>
                            </text:list-item>
                            <text:list-item>
                              <text:p text:style-name="P133">POS des vorherigen Wortes erhöht Genauigkeit</text:p>
                            </text:list-item>
                            <text:list-item>
                              <text:p text:style-name="P133">Wort ansich hinzufügen erhöht sie nochmal</text:p>
                            </text:list-item>
                            <text:list-item>
                              <text:p text:style-name="P133">Beliebig erweiterbar → 95% Genauigkeit erreichba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3">Verfügt über eine History von Tags um Features zu extrahieren</text:p>
                  <text:list>
                    <text:list-item>
                      <text:p text:style-name="P133">Features können dadurch immer genauer werden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72143837505369" text:continue-numbering="true" text:style-name="L21">
        <text:list-item>
          <text:p text:style-name="P133">Named Entity Recognition</text:p>
          <text:list>
            <text:list-item>
              <text:p text:style-name="P133"><text:soft-page-break/>Named Entity → Spezifische “Noun Phrases”, die zu expliziten Individuen gehören</text:p>
              <text:list>
                <text:list-item>
                  <text:p text:style-name="P133">Organizations, Persons, Locations, Date, Time, Money, Percent, Facility…</text:p>
                </text:list-item>
              </text:list>
            </text:list-item>
            <text:list-item>
              <text:p text:style-name="P133">Ziel ist es die Grundlagen der “Named Entities” in Texten zu finden</text:p>
              <text:list>
                <text:list-item>
                  <text:p text:style-name="P133">Grenzen der “Named Entity” finden</text:p>
                </text:list-item>
                <text:list-item>
                  <text:p text:style-name="P133">Den Typ der “Named Entity” finden</text:p>
                </text:list-item>
              </text:list>
            </text:list-item>
            <text:list-item>
              <text:p text:style-name="P133">Named Entity Recognition ist eine wichtige Informationsquelle</text:p>
              <text:list>
                <text:list-item>
                  <text:p text:style-name="P133">Beantwortet inhaltliche Fragen zu Texten</text:p>
                </text:list-item>
              </text:list>
            </text:list-item>
            <text:list-item>
              <text:p text:style-name="P133">Problem ist die Identifizierung von “Named Entities” → Lookup in Liste reicht nicht aus</text:p>
              <text:list>
                <text:list-item>
                  <text:p text:style-name="P133">Listen mit Namen und Organisationen haben schlechte Abdeckung</text:p>
                </text:list-item>
                <text:list-item>
                  <text:p text:style-name="P133">“Named Entities” sind mehrdeutig</text:p>
                  <text:list>
                    <text:list-item>
                      <text:p text:style-name="P133">May → Person or Date?</text:p>
                    </text:list-item>
                  </text:list>
                </text:list-item>
                <text:list-item>
                  <text:p text:style-name="P133">Andere Herausforderung → Multi-Word Terms → Stanford University</text:p>
                </text:list-item>
              </text:list>
            </text:list-item>
            <text:list-item>
              <text:p text:style-name="P133">nltk bietet Classifier für “Named Entity Recognition”</text:p>
              <text:list>
                <text:list-item>
                  <text:p text:style-name="P133">sent = treebank.tagged_sents()[22]</text:p>
                </text:list-item>
                <text:list-item>
                  <text:p text:style-name="P133">print(nltk.ne_chunk(sent, binary=True))</text:p>
                </text:list-item>
                <text:list-item>
                  <text:p text:style-name="P135">Wenn binary False ist, wird das Class Label mit ausgegeben</text:p>
                </text:list-item>
              </text:list>
            </text:list-item>
          </text:list>
        </text:list-item>
      </text:list>
      <text:p text:style-name="P136"/>
      <text:list xml:id="list172143844302218" text:continue-numbering="true" text:style-name="L21">
        <text:list-item>
          <text:p text:style-name="P135">Relation Extraction</text:p>
          <text:list>
            <text:list-item>
              <text:p text:style-name="P135">Beziehungen zwischen den “Named Entities” sind gesucht</text:p>
            </text:list-item>
            <text:list-item>
              <text:p text:style-name="P137">Einfachsteste Lösung → bestimmte Relationswörter (in) zwischen “Named Entities” suchen und die Class Label vergleichen</text:p>
            </text:list-item>
          </text:list>
        </text:list-item>
      </text:list>
      <text:p text:style-name="P138"/>
      <text:list xml:id="list172143351960865" text:continue-numbering="true" text:style-name="L21">
        <text:list-item>
          <text:p text:style-name="P137">Why is it useful?</text:p>
          <text:list>
            <text:list-item>
              <text:p text:style-name="P137">Herausfinden welcher Akteur mit welcher Aktion in Verbindung gebracht wird</text:p>
            </text:list-item>
            <text:list-item>
              <text:p text:style-name="P137">Beantworten inhaltlicher Fragen → Automatisiert</text:p>
            </text:list-item>
            <text:list-item>
              <text:p text:style-name="P137">Automatisiertes zusammenfasse<text:span text:style-name="T20">n von Texten</text:span></text:p>
            </text:list-item>
            <text:list-item>
              <text:p text:style-name="P139">Indizieren von digitalen Bibliotheken</text:p>
            </text:list-item>
          </text:list>
        </text:list-item>
      </text:list>
      <text:p text:style-name="P140"/>
      <text:p text:style-name="P149">Lecture 11 – Analyzing Sentences</text:p>
      <text:p text:style-name="P149"/>
      <text:list xml:id="list1825114548" text:style-name="L25">
        <text:list-item>
          <text:p text:style-name="P141">Sätze können weitreichend umgebaut und editiert werden</text:p>
          <text:list>
            <text:list-item>
              <text:p text:style-name="P141">Sätze in andere Sätze einfügen</text:p>
              <text:list>
                <text:list-item>
                  <text:p text:style-name="P141">Paul said … S … </text:p>
                </text:list-item>
                <text:list-item>
                  <text:p text:style-name="P141">I Think … S … </text:p>
                </text:list-item>
                <text:list-item>
                  <text:p text:style-name="P141">S … but … S</text:p>
                </text:list-item>
                <text:list-item>
                  <text:p text:style-name="P141">S … when … S</text:p>
                </text:list-item>
              </text:list>
            </text:list-item>
            <text:list-item>
              <text:p text:style-name="P141">Sätze können unendlich verlängert werden</text:p>
              <text:list>
                <text:list-item>
                  <text:p text:style-name="P141">The wheel was spinning and spinning and … usw. … </text:p>
                </text:list-item>
              </text:list>
            </text:list-item>
            <text:list-item>
              <text:p text:style-name="P141">Zweck von Grammatik</text:p>
              <text:list>
                <text:list-item>
                  <text:p text:style-name="P141">Explizite Beschreibung der Sprache</text:p>
                </text:list-item>
                <text:list-item>
                  <text:p text:style-name="P141">Generative Grammar</text:p>
                  <text:list>
                    <text:list-item>
                      <text:p text:style-name="P142">L → Collection of all grammatical sentences</text:p>
                    </text:list-item>
                    <text:list-item>
                      <text:p text:style-name="P142">If S in L → S heißt “grammatical”</text:p>
                    </text:list-item>
                    <text:list-item>
                      <text:p text:style-name="P142">G ist Grammatik die Elemente von L erzeugen kann</text:p>
                      <text:list>
                        <text:list-item>
                          <text:p text:style-name="P142">L generated by G</text:p>
                        </text:list-item>
                        <text:list-item>
                          <text:p text:style-name="P142">S → S and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2">Mehrdeutigkeiten bei Satzanalysen</text:p>
              <text:list>
                <text:list-item>
                  <text:p text:style-name="P142">Sätze können verschiedene Analysebäume ergeben</text:p>
                </text:list-item>
                <text:list-item>
                  <text:p text:style-name="P142">Mehrdeutigkeiten ergeben sich durch die Grammatik</text:p>
                  <text:list>
                    <text:list-item>
                      <text:p text:style-name="P142">Bedeutung der Wörter eindeutig</text:p>
                    </text:list-item>
                  </text:list>
                </text:list-item>
              </text:list>
            </text:list-item>
            <text:list-item>
              <text:p text:style-name="P142">Um Sätze zu vereinfachen versucht man Wörter miteinander zu Einheiten zu kombinieren</text:p>
              <text:list>
                <text:list-item>
                  <text:p text:style-name="P142"><text:soft-page-break/>The little bear → He</text:p>
                </text:list-item>
                <text:list-item>
                  <text:p text:style-name="P142">Vereinfachbare Strukturen heißen “constituents”</text:p>
                </text:list-item>
                <text:list-item>
                  <text:p text:style-name="P142">Meist sind “constituents” = Phrases</text:p>
                </text:list-item>
                <text:list-item>
                  <text:p text:style-name="P143">Mehrfaches substituieren ergibt verschachtelte Satzstruktur und endet in kurzen Aussagen</text:p>
                </text:list-item>
                <text:list-item>
                  <text:p text:style-name="P143">Jede Phrase hat einen syntaktischen Head</text:p>
                  <text:list>
                    <text:list-item>
                      <text:p text:style-name="P143">Noun Phrase → Noun</text:p>
                    </text:list-item>
                    <text:list-item>
                      <text:p text:style-name="P143">Verb Phrase → Verb</text:p>
                    </text:list-item>
                    <text:list-item>
                      <text:p text:style-name="P143">Adjectival Phrase → Adjektiv</text:p>
                    </text:list-item>
                    <text:list-item>
                      <text:p text:style-name="P144">Adverbial Phrase → Adverb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72143074077577" text:continue-numbering="true" text:style-name="L25">
        <text:list-item>
          <text:p text:style-name="P144">Kontextfreie Grammatik</text:p>
          <text:list>
            <text:list-item>
              <text:p text:style-name="P144">Mehrzeiliger String mit Regeln</text:p>
            </text:list-item>
            <text:list-item>
              <text:p text:style-name="P144">Startet immer mit Symbol S</text:p>
            </text:list-item>
            <text:list-item>
              <text:p text:style-name="P144">Mit nltk.RecursiveDescentParser(grammar) Parser erzeugen</text:p>
            </text:list-item>
            <text:list-item>
              <text:p text:style-name="P144">Parser.parse(sent) anwenden</text:p>
              <text:list>
                <text:list-item>
                  <text:p text:style-name="P144">Gibt die Bäume zurück die zu dem Satz gehören</text:p>
                </text:list-item>
              </text:list>
            </text:list-item>
            <text:list-item>
              <text:p text:style-name="P144">Rekursive Grammatik → Gleiche Regel auf beiden Seiten</text:p>
              <text:list>
                <text:list-item>
                  <text:p text:style-name="P144">Direkt Rekursiv → Auf beiden Seiten gleiche Regel</text:p>
                </text:list-item>
                <text:list-item>
                  <text:p text:style-name="P144">Indirekt Rekursiv → Assoziativ verbundene Rekursion</text:p>
                </text:list-item>
              </text:list>
            </text:list-item>
          </text:list>
        </text:list-item>
      </text:list>
      <text:p text:style-name="P145"/>
      <text:list xml:id="list172142309299094" text:continue-numbering="true" text:style-name="L25">
        <text:list-item>
          <text:p text:style-name="P144">Kontextfreies Parsen</text:p>
          <text:list>
            <text:list-item>
              <text:p text:style-name="P144">Ein Parser bekommt Sätze die den Regeln der Grammatik folgen</text:p>
              <text:list>
                <text:list-item>
                  <text:p text:style-name="P144">Baut “Constituents” konform zur Grammatik</text:p>
                </text:list-item>
                <text:list-item>
                  <text:p text:style-name="P144">Sucht nach Constituent im gesamten Parse Tree</text:p>
                </text:list-item>
              </text:list>
            </text:list-item>
            <text:list-item>
              <text:p text:style-name="P144">Es gibt zwei verschiedene Ansätze</text:p>
              <text:list>
                <text:list-item>
                  <text:p text:style-name="P144">Top-Down → RecursiveDescentParser</text:p>
                </text:list-item>
                <text:list-item>
                  <text:p text:style-name="P144">Bottom-Up → ShiftReduceParser</text:p>
                </text:list-item>
              </text:list>
            </text:list-item>
            <text:list-item>
              <text:p text:style-name="P144">Recursive Descent Parsing</text:p>
              <text:list>
                <text:list-item>
                  <text:p text:style-name="P144">Startziel → Konstruktion von validem Startsymbol S</text:p>
                </text:list-item>
                <text:list-item>
                  <text:p text:style-name="P144">Wähle die Produktion von S aus → NP VP (Ex.)</text:p>
                  <text:list>
                    <text:list-item>
                      <text:p text:style-name="P144">New Goals → Valide NP und VP bauen</text:p>
                    </text:list-item>
                  </text:list>
                </text:list-item>
                <text:list-item>
                  <text:p text:style-name="P146">Ein Ziel kann immer direkt mit dem Eingabesatz verglichen werden</text:p>
                  <text:list>
                    <text:list-item>
                      <text:p text:style-name="P146">Match → Möglicher Part des Parse Trees wurde gefunden</text:p>
                    </text:list-item>
                    <text:list-item>
                      <text:p text:style-name="P146">Nomatch → Parser muss Backtracking anwenden und was anderes probieren</text:p>
                    </text:list-item>
                  </text:list>
                </text:list-item>
                <text:list-item>
                  <text:p text:style-name="P146">Nachteil → Top-Down rät den Input ohne ihn vorher angeschaut zu haben</text:p>
                </text:list-item>
              </text:list>
            </text:list-item>
            <text:list-item>
              <text:p text:style-name="P146">Sift Reduce Parsing</text:p>
              <text:list>
                <text:list-item>
                  <text:p text:style-name="P146">Veruscht Wörter zu finden, die zur rechten Seite der Grammatik passen</text:p>
                </text:list-item>
                <text:list-item>
                  <text:p text:style-name="P146">Ersetzt gefundene Phrasen auf der linken Seite, bis er bei Startsymbol ist</text:p>
                </text:list-item>
                <text:list-item>
                  <text:p text:style-name="P146">Ablauf</text:p>
                  <text:list>
                    <text:list-item>
                      <text:p text:style-name="P146">Nächstes Input Wort auf Stack pushen</text:p>
                    </text:list-item>
                    <text:list-item>
                      <text:p text:style-name="P146">Wenn die ersten n Wörter auf dem Stack n rechte Seiten erfüllen</text:p>
                      <text:list>
                        <text:list-item>
                          <text:p text:style-name="P146">reduce: n Wörter werden vom Stack genommen und zu einem Teilbaum kominiert.</text:p>
                        </text:list-item>
                      </text:list>
                    </text:list-item>
                    <text:list-item>
                      <text:p text:style-name="P146">Terminiert wenn alle Wörter benutzt wurden und nur noch S auf dem Stack liegt</text:p>
                    </text:list-item>
                  </text:list>
                </text:list-item>
                <text:list-item>
                  <text:p text:style-name="P146">Kein Backtracking → Parse Tree ist garantiert</text:p>
                </text:list-item>
                <text:list-item>
                  <text:p text:style-name="P146">Jede Struktur wird nur einmal geparsed</text:p>
                </text:list-item>
              </text:list>
            </text:list-item>
          </text:list>
        </text:list-item>
      </text:list>
      <text:p text:style-name="P147"/>
      <text:list xml:id="list172143661420583" text:continue-numbering="true" text:style-name="L25">
        <text:list-item>
          <text:p text:style-name="P146">Dependency Grammar</text:p>
          <text:list>
            <text:list-item>
              <text:p text:style-name="P146">Grammatik haben Fokus auf die Beziehung zwischen Wörtern</text:p>
              <text:list>
                <text:list-item>
                  <text:p text:style-name="P146">Binäre Relation zwischen Head und Dependent</text:p>
                  <text:list>
                    <text:list-item>
                      <text:p text:style-name="P146">Head ist meistens das finite Verb eines Satzes</text:p>
                    </text:list-item>
                  </text:list>
                </text:list-item>
              </text:list>
            </text:list-item>
            <text:list-item>
              <text:p text:style-name="P146"><text:soft-page-break/>Grammatik kann mehrdeutig sein</text:p>
              <text:list>
                <text:list-item>
                  <text:p text:style-name="P146">Alle Parse Trees werden erzeugt</text:p>
                </text:list-item>
              </text:list>
            </text:list-item>
            <text:list-item>
              <text:p text:style-name="P146">Dependents von Verben heißen ihre Complements</text:p>
              <text:list>
                <text:list-item>
                  <text:p text:style-name="P146">Es können Adjektiv und weitere Symbole/Regeln sein</text:p>
                </text:list-item>
                <text:list-item>
                  <text:p text:style-name="P146">Anzahl und Typ der Complements heißt Valency eines Verbs</text:p>
                  <text:list>
                    <text:list-item>
                      <text:p text:style-name="P146">Valency bestimmt die Reichweite möglicher Abhängigkeitsstrukturen von Verben und ihren Dependents</text:p>
                    </text:list-item>
                    <text:list-item>
                      <text:p text:style-name="P146">Verben können in Klassen eingeteilt werden</text:p>
                      <text:list>
                        <text:list-item>
                          <text:p text:style-name="P146">Intransative Verb, Transitive Verb, Dative Verb, Sentential Verb</text:p>
                        </text:list-item>
                        <text:list-item>
                          <text:p text:style-name="P146">Klassen können als Regeln verwendet werden</text:p>
                        </text:list-item>
                      </text:list>
                    </text:list-item>
                  </text:list>
                </text:list-item>
                <text:list-item>
                  <text:p text:style-name="P146">Modifiers/Adjuncts → Kontrast zu Complements</text:p>
                  <text:list>
                    <text:list-item>
                      <text:p text:style-name="P146">Sind Optional und nicht bedingt vom Head</text:p>
                    </text:list-item>
                    <text:list-item>
                      <text:p text:style-name="P146">Präpositionen, Adjektive und Adverben sind typische Modifier</text:p>
                    </text:list-item>
                    <text:list-item>
                      <text:p text:style-name="P146">Kann zu allen Sätzen hinzugefügt werden</text:p>
                    </text:list-item>
                  </text:list>
                </text:list-item>
              </text:list>
            </text:list-item>
            <text:list-item>
              <text:p text:style-name="P146">Entwicklung von Grammatiken</text:p>
              <text:list>
                <text:list-item>
                  <text:p text:style-name="P146">Anzahl von Parse Trees wächst schnell mit Satzlänge an</text:p>
                </text:list-item>
                <text:list-item>
                  <text:p text:style-name="P146">Lexikalische Mehrdeutigkeiten</text:p>
                  <text:list>
                    <text:list-item>
                      <text:p text:style-name="P146">Parsen mit Wahrscheinlichkeiten (Probabilistical Parsing)</text:p>
                    </text:list-item>
                    <text:list-item>
                      <text:p text:style-name="P146">Parses werden geranked</text:p>
                    </text:list-item>
                  </text:list>
                </text:list-item>
                <text:list-item>
                  <text:p text:style-name="P146">Probabilistical Context Free Grammar</text:p>
                  <text:list>
                    <text:list-item>
                      <text:p text:style-name="P146">Assoziiert Wahrscheinlichkeiten zu jeder Regel und ihrer Auswertung</text:p>
                    </text:list-item>
                    <text:list-item>
                      <text:p text:style-name="P146">Jeder Parsetree wird mit einer Konfidenz zurückgegeben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72143840222685" text:continue-numbering="true" text:style-name="L25">
        <text:list-item>
          <text:p text:style-name="P146">Why is it useful?</text:p>
          <text:list>
            <text:list-item>
              <text:p text:style-name="P146">Grammatik Überprüfung</text:p>
            </text:list-item>
            <text:list-item>
              <text:p text:style-name="P146">Information Extraction</text:p>
              <text:list>
                <text:list-item>
                  <text:p text:style-name="P146">Syntaktisches Parsen für Entity Recognition und Relation Extraction</text:p>
                </text:list-item>
              </text:list>
            </text:list-item>
            <text:list-item>
              <text:p text:style-name="P146">Maschinelles Übersetzen/Fragen beantworten</text:p>
            </text:list-item>
          </text:list>
        </text:list-item>
      </text:list>
      <text:p text:style-name="P39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1:49:36.745396916</meta:creation-date>
    <dc:date>2019-02-24T17:21:41.388000000</dc:date>
    <meta:editing-duration>PT3H27M2S</meta:editing-duration>
    <meta:editing-cycles>32</meta:editing-cycles>
    <meta:generator>LibreOffice/6.1.3.2$Windows_X86_64 LibreOffice_project/86daf60bf00efa86ad547e59e09d6bb77c699acb</meta:generator>
    <meta:document-statistic meta:table-count="0" meta:image-count="0" meta:object-count="0" meta:page-count="17" meta:paragraph-count="745" meta:word-count="5273" meta:character-count="33791" meta:non-whitespace-character-count="29949"/>
  </office:meta>
</office:document-meta>
</file>